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Lab" style:family="drawing-page" style:display-name="dpLab">
      <style:drawing-page-properties draw:fill="solid" draw:fill-color="#2A0000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H1Lab" style:family="text" style:display-name="tsH1Lab">
      <style:text-properties fo:color="#CC0000" fo:font-size="28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tsLabStep" style:family="text" style:display-name="tsLabStep">
      <style:text-properties fo:color="#F0F0F0" fo:font-size="17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gsBanner" style:family="graphic" style:display-name="gsBanner">
      <style:graphic-properties draw:fill="solid" draw:stroke="none" fo:padding-left="0.6cm" fo:padding-right="0.6cm" fo:padding-top="0.3cm" fo:padding-bottom="0.3cm" draw:fill-color="#CC0000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Module 11 — Lockdown Mode and Hardening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1cm">
          <draw:text-box>
            <text:p text:style-name="psSmall"><text:span text:style-name="tsSmall">Red Hat Enterprise Linux 10  |  Instructor Edition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rerequisit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Modules 01–10 completed</text:span></text:p>
            <text:p text:style-name="psBullet"><text:span text:style-name="tsBullet">• Familiarity with D-Bus, PolicyKit, and systemd services</text:span></text:p>
            <text:p text:style-name="psBullet"><text:span text:style-name="tsBullet">• Lab environment running (~/firewalld-lab/start-lab.sh)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Modules 01–10 completed</text:span></text:p>
              <text:p text:style-name="psCode"><text:span text:style-name="tsDiag">- Familiarity with D-Bus, PolicyKit, and systemd services</text:span></text:p>
              <text:p text:style-name="psCode"><text:span text:style-name="tsDiag">- Lab environment running (`~/firewalld-lab/start-lab.sh`)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Learning Objectiv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the end of this module you will be able to:</text:span></text:p>
            <text:p text:style-name="psBullet"><text:span text:style-name="tsBullet">→ Explain what firewalld lockdown mode is and what it protects against</text:span></text:p>
            <text:p text:style-name="psBullet"><text:span text:style-name="tsBullet">→ Configure the lockdown whitelist to allow only specific applications to modify firewall rules</text:span></text:p>
            <text:p text:style-name="psBullet"><text:span text:style-name="tsBullet">→ Harden firewall zones using defense-in-depth techniques</text:span></text:p>
            <text:p text:style-name="psBullet"><text:span text:style-name="tsBullet">→ Implement a minimal-surface configuration following the principle of least privilege</text:span></text:p>
            <text:p text:style-name="psBullet"><text:span text:style-name="tsBullet">→ Detect and respond to unauthorized firewall modifications</text:span></text:p>
            <text:p text:style-name="psBullet"><text:span text:style-name="tsBullet">→ Apply RHEL 10 security baselines (STIG/CIS) relevant to firewalld</text:span></text:p>
            <text:p text:style-name="psBullet"><text:span text:style-name="tsBullet">→ Integrate firewalld hardening with SELinux and audit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By the end of this module you will be able to:</text:span></text:p>
              <text:p text:style-name="psCode"><text:span text:style-name="tsDiag">1. Explain what firewalld lockdown mode is and what it protects against</text:span></text:p>
              <text:p text:style-name="psCode"><text:span text:style-name="tsDiag">2. Configure the lockdown whitelist to allow only specific applications to modify firewall rules</text:span></text:p>
              <text:p text:style-name="psCode"><text:span text:style-name="tsDiag">3. Harden firewall zones using defense-in-depth techniques</text:span></text:p>
              <text:p text:style-name="psCode"><text:span text:style-name="tsDiag">4. Implement a minimal-surface configuration following the principle of least privilege</text:span></text:p>
              <text:p text:style-name="psCode"><text:span text:style-name="tsDiag">5. Detect and respond to unauthorized firewall modifications</text:span></text:p>
              <text:p text:style-name="psCode"><text:span text:style-name="tsDiag">6. Apply RHEL 10 security baselines (STIG/CIS) relevant to firewalld</text:span></text:p>
              <text:p text:style-name="psCode"><text:span text:style-name="tsDiag">7. Integrate firewalld hardening with SELinux and auditd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1 — The Threat: Unauthorized Firewall Modific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On a multi-tenant or shared system, any process running as root (or with CAPNETADMIN) can modify firewall rules. Without lockdown mode, a compromised web server running as root could:</text:span></text:p>
            <text:p text:style-name="psBullet"><text:span text:style-name="tsBullet">firewalld's lockdown mode addresses this by requiring applications to be explicitly whitelisted before they can make changes through the D-Bus API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On a multi-tenant or shared system, any process running as root (or with `CAP_NET_ADMIN`) can modify firewall rules. Without lockdown mode, a compromised web server running as root could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4444/tcp    # open a backdoor</text:span></text:p>
              <text:p text:style-name="psCode"><text:span text:style-name="tsDiag">firewall-cmd --zone=public --add-masquerade       # enable traffic pivoting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firewalld's **lockdown mode** addresses this by requiring applications to be explicitly whitelisted before they can make changes through the D-Bus API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1 — The Threat: Unauthorized Firewall Modific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zone=public --add-port=4444/tcp    # open a backdoor</text:span><text:line-break/><text:span text:style-name="tsCodeDyn_11_A8FF60_DejaVuSansMono">firewall-cmd --zone=public --add-masquerade       # enable traffic pivoting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public --add-port=4444/tcp    # open a backdoor</text:span></text:p>
              <text:p text:style-name="psCode"><text:span text:style-name="tsDiag">firewall-cmd --zone=public --add-masquerade       # enable traffic pivoting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2 — How Lockdown Mode Work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Application (e.g., NetworkManager)</text:span></text:p>
            <text:p text:style-name="psBullet"><text:span text:style-name="tsBullet">◆ D-Bus call: org.fedoraproject.FirewallD1.addService(...)</text:span></text:p>
            <text:p text:style-name="psBullet"><text:span text:style-name="tsBullet">◆ firewalld daemon</text:span></text:p>
            <text:p text:style-name="psBullet"><text:span text:style-name="tsBullet">◆ Is lockdown enabled? No Process request</text:span></text:p>
            <text:p text:style-name="psBullet"><text:span text:style-name="tsBullet">◆ Yes: Check lockdown whitelist</text:span></text:p>
            <text:p text:style-name="psBullet"><text:span text:style-name="tsBullet">◆ Application found? Yes Process request</text:span></text:p>
            <text:p text:style-name="psBullet"><text:span text:style-name="tsBullet">◆ No Reject with AccessDenied</text:span></text:p>
            <text:p text:style-name="psBullet"><text:span text:style-name="tsBullet">Lockdown applies to D-Bus modifications only. The firewall-cmd CLI tool communicates through D-Bus — so it is also subject to lockdown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Direct nft commands bypass firewalld entirely and are not subject to lockdown mode. This is why SELinux + auditd are needed as complementary controls.</text:span></text:p>
              <text:p text:style-name="psCode"><text:span text:style-name="tsDiag"> </text:span></text:p>
              <text:p text:style-name="psCode"><text:span text:style-name="tsDiag">Application (e.g., NetworkManager)</text:span></text:p>
              <text:p text:style-name="psCode"><text:span text:style-name="tsDiag">         │</text:span></text:p>
              <text:p text:style-name="psCode"><text:span text:style-name="tsDiag">         │  D-Bus call: org.fedoraproject.FirewallD1.addService(...)</text:span></text:p>
              <text:p text:style-name="psCode"><text:span text:style-name="tsDiag">         ▼</text:span></text:p>
              <text:p text:style-name="psCode"><text:span text:style-name="tsDiag">    firewalld daemon</text:span></text:p>
              <text:p text:style-name="psCode"><text:span text:style-name="tsDiag">         │</text:span></text:p>
              <text:p text:style-name="psCode"><text:span text:style-name="tsDiag">         ├── Is lockdown enabled?  ──No──► Process request</text:span></text:p>
              <text:p text:style-name="psCode"><text:span text:style-name="tsDiag">         │</text:span></text:p>
              <text:p text:style-name="psCode"><text:span text:style-name="tsDiag">         └── Yes: Check lockdown whitelist</text:span></text:p>
              <text:p text:style-name="psCode"><text:span text:style-name="tsDiag">                   │</text:span></text:p>
              <text:p text:style-name="psCode"><text:span text:style-name="tsDiag">                   ├── Application found? ──Yes──► Process request</text:span></text:p>
              <text:p text:style-name="psCode"><text:span text:style-name="tsDiag">                   │</text:span></text:p>
              <text:p text:style-name="psCode"><text:span text:style-name="tsDiag">                   └── No ──► Reject with AccessDenied</text:span></text:p>
              <text:p text:style-name="psCode"><text:span text:style-name="tsDiag"> </text:span></text:p>
              <text:p text:style-name="psCode"><text:span text:style-name="tsDiag">Lockdown applies to **D-Bus modifications only**. The `firewall-cmd` CLI tool communicates through D-Bus — so it is also subject to lockdown.</text:span></text:p>
              <text:p text:style-name="psCode"><text:span text:style-name="tsDiag"> </text:span></text:p>
              <text:p text:style-name="psCode"><text:span text:style-name="tsDiag">Direct `nft` commands bypass firewalld entirely and are **not** subject to lockdown mode.  </text:span></text:p>
              <text:p text:style-name="psCode"><text:span text:style-name="tsDiag">This is why SELinux + auditd are needed as complementary controls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3 — Enabling Lockdown Mod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Alternatively, edit /etc/firewalld/firewalld.conf directly: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```bash</text:span></text:p>
              <text:p text:style-name="psCode"><text:span text:style-name="tsDiag">firewall-cmd --lockdown-on</text:span></text:p>
              <text:p text:style-name="psCode"><text:span text:style-name="tsDiag"> </text:span></text:p>
              <text:p text:style-name="psCode"><text:span text:style-name="tsDiag">firewall-cmd --query-lockdown    # → yes</text:span></text:p>
              <text:p text:style-name="psCode"><text:span text:style-name="tsDiag"> </text:span></text:p>
              <text:p text:style-name="psCode"><text:span text:style-name="tsDiag">firewall-cmd --lockdown-off</text:span></text:p>
              <text:p text:style-name="psCode"><text:span text:style-name="tsDiag"> </text:span></text:p>
              <text:p text:style-name="psCode"><text:span text:style-name="tsDiag">firewall-cmd --lockdown-on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Alternatively, edit `/etc/firewalld/firewalld.conf` directly:</text:span></text:p>
              <text:p text:style-name="psCode"><text:span text:style-name="tsDiag">```ini</text:span></text:p>
              <text:p text:style-name="psCode"><text:span text:style-name="tsDiag">Lockdown=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3 — Enabling Lockdown Mode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lockdown-on</text:span><text:line-break/><text:span text:style-name="tsCodeDyn_11_A8FF60_DejaVuSansMono"> </text:span><text:line-break/><text:span text:style-name="tsCodeDyn_11_A8FF60_DejaVuSansMono">firewall-cmd --query-lockdown    # → yes</text:span><text:line-break/><text:span text:style-name="tsCodeDyn_11_A8FF60_DejaVuSansMono"> </text:span><text:line-break/><text:span text:style-name="tsCodeDyn_11_A8FF60_DejaVuSansMono">firewall-cmd --lockdown-off</text:span><text:line-break/><text:span text:style-name="tsCodeDyn_11_A8FF60_DejaVuSansMono"> </text:span><text:line-break/><text:span text:style-name="tsCodeDyn_11_A8FF60_DejaVuSansMono">firewall-cmd --lockdown-on</text:span><text:line-break/><text:span text:style-name="tsCodeDyn_11_A8FF60_DejaVuSansMono">firewall-cmd -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lockdown-on</text:span></text:p>
              <text:p text:style-name="psCode"><text:span text:style-name="tsDiag"> </text:span></text:p>
              <text:p text:style-name="psCode"><text:span text:style-name="tsDiag">firewall-cmd --query-lockdown    # → yes</text:span></text:p>
              <text:p text:style-name="psCode"><text:span text:style-name="tsDiag"> </text:span></text:p>
              <text:p text:style-name="psCode"><text:span text:style-name="tsDiag">firewall-cmd --lockdown-off</text:span></text:p>
              <text:p text:style-name="psCode"><text:span text:style-name="tsDiag"> </text:span></text:p>
              <text:p text:style-name="psCode"><text:span text:style-name="tsDiag">firewall-cmd --lockdown-on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3 — Enabling Lockdown Mode — INI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Lockdown=y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Lockdown=y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4 — The Lockdown Whitelist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e whitelist lives at /etc/firewalld/lockdown-whitelist.xml.</text:span></text:p>
            <text:p text:style-name="psBullet"><text:span text:style-name="tsBullet">◆ 11.4.1 Whitelist structure</text:span></text:p>
            <text:p text:style-name="psBullet"><text:span text:style-name="tsBullet">Entry types:</text:span></text:p>
            <text:p text:style-name="psBullet"><text:span text:style-name="tsBullet">◆ 11.4.2 Managing the whitelist via firewall-cmd</text:span></text:p>
            <text:p text:style-name="psBullet"><text:span text:style-name="tsBullet">◆ 11.4.3 What happens when a non-whitelisted process tries to modify firewalld</text:span></text:p>
            <text:p text:style-name="psBullet"><text:span text:style-name="tsBullet">The error is also logged to the firewalld journal: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e whitelist lives at `/etc/firewalld/lockdown-whitelist.xml`.</text:span></text:p>
              <text:p text:style-name="psCode"><text:span text:style-name="tsDiag"> </text:span></text:p>
              <text:p text:style-name="psCode"><text:span text:style-name="tsDiag">### 11.4.1 Whitelist structure</text:span></text:p>
              <text:p text:style-name="psCode"><text:span text:style-name="tsDiag"> </text:span></text:p>
              <text:p text:style-name="psCode"><text:span text:style-name="tsDiag">```xml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!-- Allow firewall-cmd run by root from any terminal --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</text:span></text:p>
              <text:p text:style-name="psCode"><text:span text:style-name="tsDiag">  &lt;!-- Allow NetworkManager to manage firewall zones --&gt;</text:span></text:p>
              <text:p text:style-name="psCode"><text:span text:style-name="tsDiag">  &lt;selinux context="system_u:system_r:NetworkManager_t:s0"/&gt;</text:span></text:p>
              <text:p text:style-name="psCode"><text:span text:style-name="tsDiag"> </text:span></text:p>
              <text:p text:style-name="psCode"><text:span text:style-name="tsDiag">  &lt;!-- Allow a specific user ID --&gt;</text:span></text:p>
              <text:p text:style-name="psCode"><text:span text:style-name="tsDiag">  &lt;user id="0"/&gt;</text:span></text:p>
              <text:p text:style-name="psCode"><text:span text:style-name="tsDiag"> </text:span></text:p>
              <text:p text:style-name="psCode"><text:span text:style-name="tsDiag">  &lt;!-- Allow by username --&gt;</text:span></text:p>
              <text:p text:style-name="psCode"><text:span text:style-name="tsDiag">  &lt;user name="netadmin"/&gt;</text:span></text:p>
              <text:p text:style-name="psCode"><text:span text:style-name="tsDiag">&lt;/whitelist&gt;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ntry types:</text:span></text:p>
              <text:p text:style-name="psCode"><text:span text:style-name="tsDiag"> </text:span></text:p>
              <text:p text:style-name="psCode"><text:span text:style-name="tsDiag">| Type | Syntax | Notes |</text:span></text:p>
              <text:p text:style-name="psCode"><text:span text:style-name="tsDiag">|------|--------|-------|</text:span></text:p>
              <text:p text:style-name="psCode"><text:span text:style-name="tsDiag">| Command | `&lt;command name="..."/&gt;` | Glob `*` supported at end; matches `/proc/PID/cmdline` |</text:span></text:p>
              <text:p text:style-name="psCode"><text:span text:style-name="tsDiag">| SELinux context | `&lt;selinux context="..."/&gt;` | Matches the calling process's SELinux label |</text:span></text:p>
              <text:p text:style-name="psCode"><text:span text:style-name="tsDiag">| User ID | `&lt;user id="0"/&gt;` | UID number |</text:span></text:p>
              <text:p text:style-name="psCode"><text:span text:style-name="tsDiag">| User name | `&lt;user name="alice"/&gt;` | Username string |</text:span></text:p>
              <text:p text:style-name="psCode"><text:span text:style-name="tsDiag"> </text:span></text:p>
              <text:p text:style-name="psCode"><text:span text:style-name="tsDiag">### 11.4.2 Managing the whitelist via firewall-cm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list-lockdown-whitelist-commands</text:span></text:p>
              <text:p text:style-name="psCode"><text:span text:style-name="tsDiag">firewall-cmd --list-lockdown-whitelist-contexts</text:span></text:p>
              <text:p text:style-name="psCode"><text:span text:style-name="tsDiag">firewall-cmd --list-lockdown-whitelist-uids</text:span></text:p>
              <text:p text:style-name="psCode"><text:span text:style-name="tsDiag">firewall-cmd --list-lockdown-whitelist-users</text:span></text:p>
              <text:p text:style-name="psCode"><text:span text:style-name="tsDiag"> 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firewall-cmd --add-lockdown-whitelist-uid=0</text:span></text:p>
              <text:p text:style-name="psCode"><text:span text:style-name="tsDiag">firewall-cmd --add-lockdown-whitelist-user=netadmin</text:span></text:p>
              <text:p text:style-name="psCode"><text:span text:style-name="tsDiag">firewall-cmd --add-lockdown-whitelist-context='system_u:system_r:NetworkManager_t:s0'</text:span></text:p>
              <text:p text:style-name="psCode"><text:span text:style-name="tsDiag"> </text:span></text:p>
              <text:p text:style-name="psCode"><text:span text:style-name="tsDiag">firewall-cmd --remove-lockdown-whitelist-uid=1001</text:span></text:p>
              <text:p text:style-name="psCode"><text:span text:style-name="tsDiag"> </text:span></text:p>
              <text:p text:style-name="psCode"><text:span text:style-name="tsDiag">firewall-cmd --runtime-to-permanen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4.3 What happens when a non-whitelisted process tries to modify firewall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9999/tc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The error is also logged to the firewalld journal:</text:span></text:p>
              <text:p text:style-name="psCode"><text:span text:style-name="tsDiag">```bash</text:span></text:p>
              <text:p text:style-name="psCode"><text:span text:style-name="tsDiag">journalctl -u firewalld | grep "ACCESS_DENIED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4 — The Lockdown Whitelist — XML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!-- Allow firewall-cmd run by root from any terminal --&gt;</text:span><text:line-break/><text:span text:style-name="tsCodeDyn_11_A8FF60_DejaVuSansMono">  &lt;command name="/usr/bin/python3 -s /usr/bin/firewall-cmd*"/&gt;</text:span><text:line-break/><text:span text:style-name="tsCodeDyn_11_A8FF60_DejaVuSansMono"> </text:span><text:line-break/><text:span text:style-name="tsCodeDyn_11_A8FF60_DejaVuSansMono">  &lt;!-- Allow NetworkManager to manage firewall zones --&gt;</text:span><text:line-break/><text:span text:style-name="tsCodeDyn_11_A8FF60_DejaVuSansMono">  &lt;selinux context="system_u:system_r:NetworkManager_t:s0"/&gt;</text:span><text:line-break/><text:span text:style-name="tsCodeDyn_11_A8FF60_DejaVuSansMono"> </text:span><text:line-break/><text:span text:style-name="tsCodeDyn_11_A8FF60_DejaVuSansMono">  &lt;!-- Allow a specific user ID --&gt;</text:span><text:line-break/><text:span text:style-name="tsCodeDyn_11_A8FF60_DejaVuSansMono">  &lt;user id="0"/&gt;</text:span><text:line-break/><text:span text:style-name="tsCodeDyn_11_A8FF60_DejaVuSansMono"> </text:span><text:line-break/><text:span text:style-name="tsCodeDyn_11_A8FF60_DejaVuSansMono">  &lt;!-- Allow by username --&gt;</text:span><text:line-break/><text:span text:style-name="tsCodeDyn_11_A8FF60_DejaVuSansMono">  &lt;user name="netadmin"/&gt;</text:span><text:line-break/><text:span text:style-name="tsCodeDyn_11_A8FF60_DejaVuSansMono">&lt;/whitelist&gt;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!-- Allow firewall-cmd run by root from any terminal --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</text:span></text:p>
              <text:p text:style-name="psCode"><text:span text:style-name="tsDiag">  &lt;!-- Allow NetworkManager to manage firewall zones --&gt;</text:span></text:p>
              <text:p text:style-name="psCode"><text:span text:style-name="tsDiag">  &lt;selinux context="system_u:system_r:NetworkManager_t:s0"/&gt;</text:span></text:p>
              <text:p text:style-name="psCode"><text:span text:style-name="tsDiag"> </text:span></text:p>
              <text:p text:style-name="psCode"><text:span text:style-name="tsDiag">  &lt;!-- Allow a specific user ID --&gt;</text:span></text:p>
              <text:p text:style-name="psCode"><text:span text:style-name="tsDiag">  &lt;user id="0"/&gt;</text:span></text:p>
              <text:p text:style-name="psCode"><text:span text:style-name="tsDiag"> </text:span></text:p>
              <text:p text:style-name="psCode"><text:span text:style-name="tsDiag">  &lt;!-- Allow by username --&gt;</text:span></text:p>
              <text:p text:style-name="psCode"><text:span text:style-name="tsDiag">  &lt;user name="netadmin"/&gt;</text:span></text:p>
              <text:p text:style-name="psCode"><text:span text:style-name="tsDiag">&lt;/whitelist&gt;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4 — The Lockdown Whitelist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list-lockdown-whitelist-commands</text:span><text:line-break/><text:span text:style-name="tsCodeDyn_11_A8FF60_DejaVuSansMono">firewall-cmd --list-lockdown-whitelist-contexts</text:span><text:line-break/><text:span text:style-name="tsCodeDyn_11_A8FF60_DejaVuSansMono">firewall-cmd --list-lockdown-whitelist-uids</text:span><text:line-break/><text:span text:style-name="tsCodeDyn_11_A8FF60_DejaVuSansMono">firewall-cmd --list-lockdown-whitelist-users</text:span><text:line-break/><text:span text:style-name="tsCodeDyn_11_A8FF60_DejaVuSansMono"> </text:span><text:line-break/><text:span text:style-name="tsCodeDyn_11_A8FF60_DejaVuSansMono">firewall-cmd --add-lockdown-whitelist-command='/usr/bin/python3 -s /usr/bin/firewall-cmd*'</text:span><text:line-break/><text:span text:style-name="tsCodeDyn_11_A8FF60_DejaVuSansMono">firewall-cmd --add-lockdown-whitelist-uid=0</text:span><text:line-break/><text:span text:style-name="tsCodeDyn_11_A8FF60_DejaVuSansMono">firewall-cmd --add-lockdown-whitelist-user=netadmin</text:span><text:line-break/><text:span text:style-name="tsCodeDyn_11_A8FF60_DejaVuSansMono">firewall-cmd --add-lockdown-whitelist-context='system_u:system_r:NetworkManager_t:s0'</text:span><text:line-break/><text:span text:style-name="tsCodeDyn_11_A8FF60_DejaVuSansMono"> </text:span><text:line-break/><text:span text:style-name="tsCodeDyn_11_A8FF60_DejaVuSansMono">firewall-cmd --remove-lockdown-whitelist-uid=1001</text:span><text:line-break/><text:span text:style-name="tsCodeDyn_11_A8FF60_DejaVuSansMono"> </text:span><text:line-break/><text:span text:style-name="tsCodeDyn_11_A8FF60_DejaVuSansMono">firewall-cmd --runtime-to-permanent</text:span><text:line-break/><text:span text:style-name="tsCodeDyn_11_A8FF60_DejaVuSansMono"> </text:span><text:line-break/><text:span text:style-name="tsCodeDyn_11_A8FF60_DejaVuSansMono">firewall-cmd --zone=public --add-port=9999/tcp</text:span><text:line-break/><text:span text:style-name="tsCodeDyn_11_A8FF60_DejaVuSansMono"> </text:span><text:line-break/><text:span text:style-name="tsCodeDyn_11_A8FF60_DejaVuSansMono">journalctl -u firewalld | grep "ACCESS_DENIED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list-lockdown-whitelist-commands</text:span></text:p>
              <text:p text:style-name="psCode"><text:span text:style-name="tsDiag">firewall-cmd --list-lockdown-whitelist-contexts</text:span></text:p>
              <text:p text:style-name="psCode"><text:span text:style-name="tsDiag">firewall-cmd --list-lockdown-whitelist-uids</text:span></text:p>
              <text:p text:style-name="psCode"><text:span text:style-name="tsDiag">firewall-cmd --list-lockdown-whitelist-users</text:span></text:p>
              <text:p text:style-name="psCode"><text:span text:style-name="tsDiag"> 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firewall-cmd --add-lockdown-whitelist-uid=0</text:span></text:p>
              <text:p text:style-name="psCode"><text:span text:style-name="tsDiag">firewall-cmd --add-lockdown-whitelist-user=netadmin</text:span></text:p>
              <text:p text:style-name="psCode"><text:span text:style-name="tsDiag">firewall-cmd --add-lockdown-whitelist-context='system_u:system_r:NetworkManager_t:s0'</text:span></text:p>
              <text:p text:style-name="psCode"><text:span text:style-name="tsDiag"> </text:span></text:p>
              <text:p text:style-name="psCode"><text:span text:style-name="tsDiag">firewall-cmd --remove-lockdown-whitelist-uid=1001</text:span></text:p>
              <text:p text:style-name="psCode"><text:span text:style-name="tsDiag"> </text:span></text:p>
              <text:p text:style-name="psCode"><text:span text:style-name="tsDiag">firewall-cmd --runtime-to-permanent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journalctl -u firewalld | grep "ACCESS_DENIED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1.4 — The Lockdown Whitelist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9167728_892"/>
            <table:table-column table:style-name="tcCol_139861549167728_1148"/>
            <table:table-column table:style-name="tcCol_139861549167728_1148"/>
            <table:table-row>
              <table:table-cell table:style-name="tcsHeader">
                <text:p text:style-name="psCell"><text:span text:style-name="tsTh">Type</text:span></text:p>
              </table:table-cell>
              <table:table-cell table:style-name="tcsHeader">
                <text:p text:style-name="psCell"><text:span text:style-name="tsTh">Syntax</text:span></text:p>
              </table:table-cell>
              <table:table-cell table:style-name="tcsHeader">
                <text:p text:style-name="psCell"><text:span text:style-name="tsTh">Notes</text:span></text:p>
              </table:table-cell>
            </table:table-row>
            <table:table-row>
              <table:table-cell table:style-name="tcsRowA">
                <text:p text:style-name="psCell"><text:span text:style-name="tsTd">Command</text:span></text:p>
              </table:table-cell>
              <table:table-cell table:style-name="tcsRowA">
                <text:p text:style-name="psCell"><text:span text:style-name="tsTd">&lt;command name="..."/&gt;</text:span></text:p>
              </table:table-cell>
              <table:table-cell table:style-name="tcsRowA">
                <text:p text:style-name="psCell"><text:span text:style-name="tsTd">Glob * supported at end; matches /proc/PID/cmdline</text:span></text:p>
              </table:table-cell>
            </table:table-row>
            <table:table-row>
              <table:table-cell table:style-name="tcsRowB">
                <text:p text:style-name="psCell"><text:span text:style-name="tsTd">SELinux context</text:span></text:p>
              </table:table-cell>
              <table:table-cell table:style-name="tcsRowB">
                <text:p text:style-name="psCell"><text:span text:style-name="tsTd">&lt;selinux context="..."/&gt;</text:span></text:p>
              </table:table-cell>
              <table:table-cell table:style-name="tcsRowB">
                <text:p text:style-name="psCell"><text:span text:style-name="tsTd">Matches the calling process's SELinux label</text:span></text:p>
              </table:table-cell>
            </table:table-row>
            <table:table-row>
              <table:table-cell table:style-name="tcsRowA">
                <text:p text:style-name="psCell"><text:span text:style-name="tsTd">User ID</text:span></text:p>
              </table:table-cell>
              <table:table-cell table:style-name="tcsRowA">
                <text:p text:style-name="psCell"><text:span text:style-name="tsTd">&lt;user id="0"/&gt;</text:span></text:p>
              </table:table-cell>
              <table:table-cell table:style-name="tcsRowA">
                <text:p text:style-name="psCell"><text:span text:style-name="tsTd">UID number</text:span></text:p>
              </table:table-cell>
            </table:table-row>
            <table:table-row>
              <table:table-cell table:style-name="tcsRowB">
                <text:p text:style-name="psCell"><text:span text:style-name="tsTd">User name</text:span></text:p>
              </table:table-cell>
              <table:table-cell table:style-name="tcsRowB">
                <text:p text:style-name="psCell"><text:span text:style-name="tsTd">&lt;user name="alice"/&gt;</text:span></text:p>
              </table:table-cell>
              <table:table-cell table:style-name="tcsRowB">
                <text:p text:style-name="psCell"><text:span text:style-name="tsTd">Username string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ype | Syntax | Notes</text:span></text:p>
              <text:p text:style-name="psCode"><text:span text:style-name="tsDiag">------------------------------------------------------------</text:span></text:p>
              <text:p text:style-name="psCode"><text:span text:style-name="tsDiag">Command | &lt;command name="..."/&gt; | Glob * supported at end; matches /proc/PID/cmdline</text:span></text:p>
              <text:p text:style-name="psCode"><text:span text:style-name="tsDiag">SELinux context | &lt;selinux context="..."/&gt; | Matches the calling process's SELinux label</text:span></text:p>
              <text:p text:style-name="psCode"><text:span text:style-name="tsDiag">User ID | &lt;user id="0"/&gt; | UID number</text:span></text:p>
              <text:p text:style-name="psCode"><text:span text:style-name="tsDiag">User name | &lt;user name="alice"/&gt; | Username string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5 — Hardening Zon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Lockdown mode prevents unauthorized changes to the firewall. Zone hardening reduces the attack surface of the rules themselves.</text:span></text:p>
            <text:p text:style-name="psBullet"><text:span text:style-name="tsBullet">◆ 11.5.1 Principle of least privilege for zones</text:span></text:p>
            <text:p text:style-name="psBullet"><text:span text:style-name="tsBullet">◆ 11.5.2 Audit open services</text:span></text:p>
            <text:p text:style-name="psBullet"><text:span text:style-name="tsBullet">◆ 11.5.3 Remove default services you don't need</text:span></text:p>
            <text:p text:style-name="psBullet"><text:span text:style-name="tsBullet">By default, the public zone allows ssh and dhcpv6-client. Remove what you don't need:</text:span></text:p>
            <text:p text:style-name="psBullet"><text:span text:style-name="tsBullet">◆ 11.5.4 Set zone targets</text:span></text:p>
            <text:p text:style-name="psBullet"><text:span text:style-name="tsBullet">Zone targets determine what happens to packets that don't match any rule:</text:span></text:p>
            <text:p text:style-name="psBullet"><text:span text:style-name="tsBullet">💡 DROP vs REJECT: DROP is stealthier (attackers don't get confirmation the host exists), but makes debugging harder. REJECT is more RFC-compliant and friendlier to legitimate clients that mis-dial. Choose based on context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11.5.5 Restrict ICMP</text:span></text:p>
              <text:p text:style-name="psCode"><text:span text:style-name="tsDiag">◆ 11.5.6 Use source-based zones instead of interface-based</text:span></text:p>
              <text:p text:style-name="psCode"><text:span text:style-name="tsDiag">Interface-based zone assignment is coarse. Source-based is more precise:</text:span></text:p>
              <text:p text:style-name="psCode"><text:span text:style-name="tsDiag">Now management traffic from 192.168.100.0/24 gets the mgmt zone rules (permissive), and everything else on eth0 gets the external rules (restrictive).</text:span></text:p>
              <text:p text:style-name="psCode"><text:span text:style-name="tsDiag"> </text:span></text:p>
              <text:p text:style-name="psCode"><text:span text:style-name="tsDiag">Lockdown mode prevents unauthorized *changes* to the firewall. Zone hardening reduces the attack surface of the rules themselves.</text:span></text:p>
              <text:p text:style-name="psCode"><text:span text:style-name="tsDiag"> </text:span></text:p>
              <text:p text:style-name="psCode"><text:span text:style-name="tsDiag">### 11.5.1 Principle of least privilege for zones</text:span></text:p>
              <text:p text:style-name="psCode"><text:span text:style-name="tsDiag"> </text:span></text:p>
              <text:p text:style-name="psCode"><text:span text:style-name="tsDiag">| Principle | Implementation |</text:span></text:p>
              <text:p text:style-name="psCode"><text:span text:style-name="tsDiag">|-----------|---------------|</text:span></text:p>
              <text:p text:style-name="psCode"><text:span text:style-name="tsDiag">| No service should be open unless required | Audit with `--list-all` and remove unused services |</text:span></text:p>
              <text:p text:style-name="psCode"><text:span text:style-name="tsDiag">| Use specific source IPs, not open zones | `--add-source=` instead of `--add-interface=` |</text:span></text:p>
              <text:p text:style-name="psCode"><text:span text:style-name="tsDiag">| Drop rather than reject when possible | `--set-target=DROP` for external-facing zones |</text:span></text:p>
              <text:p text:style-name="psCode"><text:span text:style-name="tsDiag">| Separate traffic by zone function | Never put management and production traffic in the same zone |</text:span></text:p>
              <text:p text:style-name="psCode"><text:span text:style-name="tsDiag"> </text:span></text:p>
              <text:p text:style-name="psCode"><text:span text:style-name="tsDiag">### 11.5.2 Audit open servic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zone in $(firewall-cmd --get-zones); do</text:span></text:p>
              <text:p text:style-name="psCode"><text:span text:style-name="tsDiag">    echo "=== $zone ==="</text:span></text:p>
              <text:p text:style-name="psCode"><text:span text:style-name="tsDiag">    firewall-cmd --zone=$zone --list-all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5.3 Remove default services you don't need</text:span></text:p>
              <text:p text:style-name="psCode"><text:span text:style-name="tsDiag"> </text:span></text:p>
              <text:p text:style-name="psCode"><text:span text:style-name="tsDiag">By default, the `public` zone allows `ssh` and `dhcpv6-client`. Remove what you don't need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remove-service=dhcpv6-client --permanent</text:span></text:p>
              <text:p text:style-name="psCode"><text:span text:style-name="tsDiag"> </text:span></text:p>
              <text:p text:style-name="psCode"><text:span text:style-name="tsDiag">firewall-cmd --zone=public --remove-service=ssh --permanent</text:span></text:p>
              <text:p text:style-name="psCode"><text:span text:style-name="tsDiag">firewall-cmd --zone=internal --add-service=ssh --permanent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5.4 Set zone targets</text:span></text:p>
              <text:p text:style-name="psCode"><text:span text:style-name="tsDiag"> </text:span></text:p>
              <text:p text:style-name="psCode"><text:span text:style-name="tsDiag">Zone **targets** determine what happens to packets that don't match any rule:</text:span></text:p>
              <text:p text:style-name="psCode"><text:span text:style-name="tsDiag"> </text:span></text:p>
              <text:p text:style-name="psCode"><text:span text:style-name="tsDiag">| Target | Behavior | Use case |</text:span></text:p>
              <text:p text:style-name="psCode"><text:span text:style-name="tsDiag">|--------|----------|----------|</text:span></text:p>
              <text:p text:style-name="psCode"><text:span text:style-name="tsDiag">| `default` | REJECT with ICMP admin-prohibited | Most zones |</text:span></text:p>
              <text:p text:style-name="psCode"><text:span text:style-name="tsDiag">| `ACCEPT` | Accept all unmatched packets | Trusted/internal zones only |</text:span></text:p>
              <text:p text:style-name="psCode"><text:span text:style-name="tsDiag">| `DROP` | Silently drop unmatched packets | External/hostile zones |</text:span></text:p>
              <text:p text:style-name="psCode"><text:span text:style-name="tsDiag">| `REJECT` | Explicit REJECT (same as default) | When you want explicit behavior |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set-target=DROP --permanent</text:span></text:p>
              <text:p text:style-name="psCode"><text:span text:style-name="tsDiag"> </text:span></text:p>
              <text:p text:style-name="psCode"><text:span text:style-name="tsDiag">firewall-cmd --zone=trusted --set-target=ACCEPT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**DROP vs REJECT**: `DROP` is stealthier (attackers don't get confirmation the host exists), but makes debugging harder. `REJECT` is more RFC-compliant and friendlier to legitimate clients that mis-dial. Choose based on context.</text:span></text:p>
              <text:p text:style-name="psCode"><text:span text:style-name="tsDiag"> </text:span></text:p>
              <text:p text:style-name="psCode"><text:span text:style-name="tsDiag">### 11.5.5 Restrict ICM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add-icmp-block=echo-request --permanent</text:span></text:p>
              <text:p text:style-name="psCode"><text:span text:style-name="tsDiag"> </text:span></text:p>
              <text:p text:style-name="psCode"><text:span text:style-name="tsDiag">firewall-cmd --zone=external --add-icmp-block=echo-reply --permanent</text:span></text:p>
              <text:p text:style-name="psCode"><text:span text:style-name="tsDiag">firewall-cmd --zone=mgmt --add-icmp-block-inversion --permanent   # allow all ICMP in mgm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list-icmp-block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5.6 Use source-based zones instead of interface-based</text:span></text:p>
              <text:p text:style-name="psCode"><text:span text:style-name="tsDiag"> </text:span></text:p>
              <text:p text:style-name="psCode"><text:span text:style-name="tsDiag">Interface-based zone assignment is coarse. Source-based is more precise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mgmt --add-source=192.168.100.0/24 --permanent</text:span></text:p>
              <text:p text:style-name="psCode"><text:span text:style-name="tsDiag"> </text:span></text:p>
              <text:p text:style-name="psCode"><text:span text:style-name="tsDiag">firewall-cmd --zone=external --add-interface=eth0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Now management traffic from 192.168.100.0/24 gets the `mgmt` zone rules (permissive), and everything else on eth0 gets the `external` rules (restrictive)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5 — Hardening Zon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or zone in $(firewall-cmd --get-zones); do</text:span><text:line-break/><text:span text:style-name="tsCodeDyn_11_A8FF60_DejaVuSansMono">    echo "=== $zone ==="</text:span><text:line-break/><text:span text:style-name="tsCodeDyn_11_A8FF60_DejaVuSansMono">    firewall-cmd --zone=$zone --list-all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firewall-cmd --zone=public --remove-service=dhcpv6-client --permanent</text:span><text:line-break/><text:span text:style-name="tsCodeDyn_11_A8FF60_DejaVuSansMono"> </text:span><text:line-break/><text:span text:style-name="tsCodeDyn_11_A8FF60_DejaVuSansMono">firewall-cmd --zone=public --remove-service=ssh --permanent</text:span><text:line-break/><text:span text:style-name="tsCodeDyn_11_A8FF60_DejaVuSansMono">firewall-cmd --zone=internal --add-service=ssh --permanent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set-target=DROP --permanent</text:span><text:line-break/><text:span text:style-name="tsCodeDyn_11_A8FF60_DejaVuSansMono"> </text:span><text:line-break/><text:span text:style-name="tsCodeDyn_11_A8FF60_DejaVuSansMono">firewall-cmd --zone=trusted --set-target=ACCEPT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add-icmp-block=echo-request --permanent</text:span><text:line-break/><text:span text:style-name="tsCodeDyn_11_A8FF60_DejaVuSansMono"> </text:span><text:line-break/><text:span text:style-name="tsCodeDyn_11_A8FF60_DejaVuSansMono">firewall-cmd --zone=external --add-icmp-block=echo-reply --permanent</text:span><text:line-break/><text:span text:style-name="tsCodeDyn_11_A8FF60_DejaVuSansMono">firewall-cmd --zone=mgmt --add-icmp-block-inversion --permanent   # allow all ICMP in mgm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list-icmp-block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zone in $(firewall-cmd --get-zones); do</text:span></text:p>
              <text:p text:style-name="psCode"><text:span text:style-name="tsDiag">    echo "=== $zone ==="</text:span></text:p>
              <text:p text:style-name="psCode"><text:span text:style-name="tsDiag">    firewall-cmd --zone=$zone --list-all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firewall-cmd --zone=public --remove-service=dhcpv6-client --permanent</text:span></text:p>
              <text:p text:style-name="psCode"><text:span text:style-name="tsDiag"> </text:span></text:p>
              <text:p text:style-name="psCode"><text:span text:style-name="tsDiag">firewall-cmd --zone=public --remove-service=ssh --permanent</text:span></text:p>
              <text:p text:style-name="psCode"><text:span text:style-name="tsDiag">firewall-cmd --zone=internal --add-service=ssh --permanent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set-target=DROP --permanent</text:span></text:p>
              <text:p text:style-name="psCode"><text:span text:style-name="tsDiag"> </text:span></text:p>
              <text:p text:style-name="psCode"><text:span text:style-name="tsDiag">firewall-cmd --zone=trusted --set-target=ACCEPT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add-icmp-block=echo-request --permanent</text:span></text:p>
              <text:p text:style-name="psCode"><text:span text:style-name="tsDiag"> </text:span></text:p>
              <text:p text:style-name="psCode"><text:span text:style-name="tsDiag">firewall-cmd --zone=external --add-icmp-block=echo-reply --permanent</text:span></text:p>
              <text:p text:style-name="psCode"><text:span text:style-name="tsDiag">firewall-cmd --zone=mgmt --add-icmp-block-inversion --permanent   # allow all ICMP in mgm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list-icmp-blocks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5 — Hardening Zon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zone=mgmt --add-source=192.168.100.0/24 --permanent</text:span><text:line-break/><text:span text:style-name="tsCodeDyn_11_A8FF60_DejaVuSansMono"> </text:span><text:line-break/><text:span text:style-name="tsCodeDyn_11_A8FF60_DejaVuSansMono">firewall-cmd --zone=external --add-interface=eth0 --permanent</text:span><text:line-break/><text:span text:style-name="tsCodeDyn_11_A8FF60_DejaVuSansMono"> </text:span><text:line-break/><text:span text:style-name="tsCodeDyn_11_A8FF60_DejaVuSansMono">firewall-cmd -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mgmt --add-source=192.168.100.0/24 --permanent</text:span></text:p>
              <text:p text:style-name="psCode"><text:span text:style-name="tsDiag"> </text:span></text:p>
              <text:p text:style-name="psCode"><text:span text:style-name="tsDiag">firewall-cmd --zone=external --add-interface=eth0 --permanent</text:span></text:p>
              <text:p text:style-name="psCode"><text:span text:style-name="tsDiag"> 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1.5 — Hardening Zon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6346896_892"/>
            <table:table-column table:style-name="tcCol_139861546346896_2295"/>
            <table:table-row>
              <table:table-cell table:style-name="tcsHeader">
                <text:p text:style-name="psCell"><text:span text:style-name="tsTh">Principle</text:span></text:p>
              </table:table-cell>
              <table:table-cell table:style-name="tcsHeader">
                <text:p text:style-name="psCell"><text:span text:style-name="tsTh">Implementation</text:span></text:p>
              </table:table-cell>
            </table:table-row>
            <table:table-row>
              <table:table-cell table:style-name="tcsRowA">
                <text:p text:style-name="psCell"><text:span text:style-name="tsTd">No service should be open unless required</text:span></text:p>
              </table:table-cell>
              <table:table-cell table:style-name="tcsRowA">
                <text:p text:style-name="psCell"><text:span text:style-name="tsTd">Audit with --list-all and remove unused services</text:span></text:p>
              </table:table-cell>
            </table:table-row>
            <table:table-row>
              <table:table-cell table:style-name="tcsRowB">
                <text:p text:style-name="psCell"><text:span text:style-name="tsTd">Use specific source IPs, not open zones</text:span></text:p>
              </table:table-cell>
              <table:table-cell table:style-name="tcsRowB">
                <text:p text:style-name="psCell"><text:span text:style-name="tsTd">--add-source= instead of --add-interface=</text:span></text:p>
              </table:table-cell>
            </table:table-row>
            <table:table-row>
              <table:table-cell table:style-name="tcsRowA">
                <text:p text:style-name="psCell"><text:span text:style-name="tsTd">Drop rather than reject when possible</text:span></text:p>
              </table:table-cell>
              <table:table-cell table:style-name="tcsRowA">
                <text:p text:style-name="psCell"><text:span text:style-name="tsTd">--set-target=DROP for external-facing zones</text:span></text:p>
              </table:table-cell>
            </table:table-row>
            <table:table-row>
              <table:table-cell table:style-name="tcsRowB">
                <text:p text:style-name="psCell"><text:span text:style-name="tsTd">Separate traffic by zone function</text:span></text:p>
              </table:table-cell>
              <table:table-cell table:style-name="tcsRowB">
                <text:p text:style-name="psCell"><text:span text:style-name="tsTd">Never put management and production traffic in the same zone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rinciple | Implementation</text:span></text:p>
              <text:p text:style-name="psCode"><text:span text:style-name="tsDiag">------------------------------------------------------------</text:span></text:p>
              <text:p text:style-name="psCode"><text:span text:style-name="tsDiag">No service should be open unless required | Audit with --list-all and remove unused services</text:span></text:p>
              <text:p text:style-name="psCode"><text:span text:style-name="tsDiag">Use specific source IPs, not open zones | --add-source= instead of --add-interface=</text:span></text:p>
              <text:p text:style-name="psCode"><text:span text:style-name="tsDiag">Drop rather than reject when possible | --set-target=DROP for external-facing zones</text:span></text:p>
              <text:p text:style-name="psCode"><text:span text:style-name="tsDiag">Separate traffic by zone function | Never put management and production traffic in the same zon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1.5 — Hardening Zon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6340992_892"/>
            <table:table-column table:style-name="tcCol_139861546340992_1148"/>
            <table:table-column table:style-name="tcCol_139861546340992_1148"/>
            <table:table-row>
              <table:table-cell table:style-name="tcsHeader">
                <text:p text:style-name="psCell"><text:span text:style-name="tsTh">Target</text:span></text:p>
              </table:table-cell>
              <table:table-cell table:style-name="tcsHeader">
                <text:p text:style-name="psCell"><text:span text:style-name="tsTh">Behavior</text:span></text:p>
              </table:table-cell>
              <table:table-cell table:style-name="tcsHeader">
                <text:p text:style-name="psCell"><text:span text:style-name="tsTh">Use case</text:span></text:p>
              </table:table-cell>
            </table:table-row>
            <table:table-row>
              <table:table-cell table:style-name="tcsRowA">
                <text:p text:style-name="psCell"><text:span text:style-name="tsTd">default</text:span></text:p>
              </table:table-cell>
              <table:table-cell table:style-name="tcsRowA">
                <text:p text:style-name="psCell"><text:span text:style-name="tsTd">REJECT with ICMP admin-prohibited</text:span></text:p>
              </table:table-cell>
              <table:table-cell table:style-name="tcsRowA">
                <text:p text:style-name="psCell"><text:span text:style-name="tsTd">Most zones</text:span></text:p>
              </table:table-cell>
            </table:table-row>
            <table:table-row>
              <table:table-cell table:style-name="tcsRowB">
                <text:p text:style-name="psCell"><text:span text:style-name="tsTd">ACCEPT</text:span></text:p>
              </table:table-cell>
              <table:table-cell table:style-name="tcsRowB">
                <text:p text:style-name="psCell"><text:span text:style-name="tsTd">Accept all unmatched packets</text:span></text:p>
              </table:table-cell>
              <table:table-cell table:style-name="tcsRowB">
                <text:p text:style-name="psCell"><text:span text:style-name="tsTd">Trusted/internal zones only</text:span></text:p>
              </table:table-cell>
            </table:table-row>
            <table:table-row>
              <table:table-cell table:style-name="tcsRowA">
                <text:p text:style-name="psCell"><text:span text:style-name="tsTd">DROP</text:span></text:p>
              </table:table-cell>
              <table:table-cell table:style-name="tcsRowA">
                <text:p text:style-name="psCell"><text:span text:style-name="tsTd">Silently drop unmatched packets</text:span></text:p>
              </table:table-cell>
              <table:table-cell table:style-name="tcsRowA">
                <text:p text:style-name="psCell"><text:span text:style-name="tsTd">External/hostile zones</text:span></text:p>
              </table:table-cell>
            </table:table-row>
            <table:table-row>
              <table:table-cell table:style-name="tcsRowB">
                <text:p text:style-name="psCell"><text:span text:style-name="tsTd">REJECT</text:span></text:p>
              </table:table-cell>
              <table:table-cell table:style-name="tcsRowB">
                <text:p text:style-name="psCell"><text:span text:style-name="tsTd">Explicit REJECT (same as default)</text:span></text:p>
              </table:table-cell>
              <table:table-cell table:style-name="tcsRowB">
                <text:p text:style-name="psCell"><text:span text:style-name="tsTd">When you want explicit behavior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arget | Behavior | Use case</text:span></text:p>
              <text:p text:style-name="psCode"><text:span text:style-name="tsDiag">------------------------------------------------------------</text:span></text:p>
              <text:p text:style-name="psCode"><text:span text:style-name="tsDiag">default | REJECT with ICMP admin-prohibited | Most zones</text:span></text:p>
              <text:p text:style-name="psCode"><text:span text:style-name="tsDiag">ACCEPT | Accept all unmatched packets | Trusted/internal zones only</text:span></text:p>
              <text:p text:style-name="psCode"><text:span text:style-name="tsDiag">DROP | Silently drop unmatched packets | External/hostile zones</text:span></text:p>
              <text:p text:style-name="psCode"><text:span text:style-name="tsDiag">REJECT | Explicit REJECT (same as default) | When you want explicit behavior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6 — Detecting Unauthorized Modificatio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1.6.1 Audit the firewalld config directory</text:span></text:p>
            <text:p text:style-name="psBullet"><text:span text:style-name="tsBullet">◆ 11.6.2 Watch D-Bus calls in real time</text:span></text:p>
            <text:p text:style-name="psBullet"><text:span text:style-name="tsBullet">◆ 11.6.3 Diff against a known-good baseline</text:span></text:p>
            <text:p text:style-name="psBullet"><text:span text:style-name="tsBullet">◆ 11.6.4 Use AIDE or similar FIM tool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11.6.1 Audit the firewalld config directory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auditctl -w /etc/firewalld/ -p wa -k firewall-config-change</text:span></text:p>
              <text:p text:style-name="psCode"><text:span text:style-name="tsDiag">auditctl -w /usr/lib/firewalld/ -p wa -k firewall-shipped-change</text:span></text:p>
              <text:p text:style-name="psCode"><text:span text:style-name="tsDiag"> </text:span></text:p>
              <text:p text:style-name="psCode"><text:span text:style-name="tsDiag">ausearch -k firewall-config-change --interpret --since recen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6.2 Watch D-Bus calls in real tim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bus-monitor --system "destination=org.fedoraproject.FirewallD1" 2&gt;/dev/nu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6.3 Diff against a known-good baseli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p -r /etc/firewalld /etc/firewalld.baseline.$(date +%Y%m%d)</text:span></text:p>
              <text:p text:style-name="psCode"><text:span text:style-name="tsDiag"> </text:span></text:p>
              <text:p text:style-name="psCode"><text:span text:style-name="tsDiag">diff -r /etc/firewalld.baseline.20260224 /etc/firewall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6.4 Use AIDE or similar FIM tool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/etc/firewalld CONTENT_EX</text:span></text:p>
              <text:p text:style-name="psCode"><text:span text:style-name="tsDiag">/usr/lib/firewalld CONTENT_EX</text:span></text:p>
              <text:p text:style-name="psCode"><text:span text:style-name="tsDiag"> </text:span></text:p>
              <text:p text:style-name="psCode"><text:span text:style-name="tsDiag">aide --check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6 — Detecting Unauthorized Modification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auditctl -w /etc/firewalld/ -p wa -k firewall-config-change</text:span><text:line-break/><text:span text:style-name="tsCodeDyn_11_A8FF60_DejaVuSansMono">auditctl -w /usr/lib/firewalld/ -p wa -k firewall-shipped-change</text:span><text:line-break/><text:span text:style-name="tsCodeDyn_11_A8FF60_DejaVuSansMono"> </text:span><text:line-break/><text:span text:style-name="tsCodeDyn_11_A8FF60_DejaVuSansMono">ausearch -k firewall-config-change --interpret --since recent</text:span><text:line-break/><text:span text:style-name="tsCodeDyn_11_A8FF60_DejaVuSansMono"> </text:span><text:line-break/><text:span text:style-name="tsCodeDyn_11_A8FF60_DejaVuSansMono">dbus-monitor --system "destination=org.fedoraproject.FirewallD1" 2&gt;/dev/null</text:span><text:line-break/><text:span text:style-name="tsCodeDyn_11_A8FF60_DejaVuSansMono"> </text:span><text:line-break/><text:span text:style-name="tsCodeDyn_11_A8FF60_DejaVuSansMono">cp -r /etc/firewalld /etc/firewalld.baseline.$(date +%Y%m%d)</text:span><text:line-break/><text:span text:style-name="tsCodeDyn_11_A8FF60_DejaVuSansMono"> </text:span><text:line-break/><text:span text:style-name="tsCodeDyn_11_A8FF60_DejaVuSansMono">diff -r /etc/firewalld.baseline.20260224 /etc/firewalld</text:span><text:line-break/><text:span text:style-name="tsCodeDyn_11_A8FF60_DejaVuSansMono"> </text:span><text:line-break/><text:span text:style-name="tsCodeDyn_11_A8FF60_DejaVuSansMono">/etc/firewalld CONTENT_EX</text:span><text:line-break/><text:span text:style-name="tsCodeDyn_11_A8FF60_DejaVuSansMono">/usr/lib/firewalld CONTENT_EX</text:span><text:line-break/><text:span text:style-name="tsCodeDyn_11_A8FF60_DejaVuSansMono"> </text:span><text:line-break/><text:span text:style-name="tsCodeDyn_11_A8FF60_DejaVuSansMono">aide --check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auditctl -w /etc/firewalld/ -p wa -k firewall-config-change</text:span></text:p>
              <text:p text:style-name="psCode"><text:span text:style-name="tsDiag">auditctl -w /usr/lib/firewalld/ -p wa -k firewall-shipped-change</text:span></text:p>
              <text:p text:style-name="psCode"><text:span text:style-name="tsDiag"> </text:span></text:p>
              <text:p text:style-name="psCode"><text:span text:style-name="tsDiag">ausearch -k firewall-config-change --interpret --since recent</text:span></text:p>
              <text:p text:style-name="psCode"><text:span text:style-name="tsDiag"> </text:span></text:p>
              <text:p text:style-name="psCode"><text:span text:style-name="tsDiag">dbus-monitor --system "destination=org.fedoraproject.FirewallD1" 2&gt;/dev/null</text:span></text:p>
              <text:p text:style-name="psCode"><text:span text:style-name="tsDiag"> </text:span></text:p>
              <text:p text:style-name="psCode"><text:span text:style-name="tsDiag">cp -r /etc/firewalld /etc/firewalld.baseline.$(date +%Y%m%d)</text:span></text:p>
              <text:p text:style-name="psCode"><text:span text:style-name="tsDiag"> </text:span></text:p>
              <text:p text:style-name="psCode"><text:span text:style-name="tsDiag">diff -r /etc/firewalld.baseline.20260224 /etc/firewalld</text:span></text:p>
              <text:p text:style-name="psCode"><text:span text:style-name="tsDiag"> </text:span></text:p>
              <text:p text:style-name="psCode"><text:span text:style-name="tsDiag">/etc/firewalld CONTENT_EX</text:span></text:p>
              <text:p text:style-name="psCode"><text:span text:style-name="tsDiag">/usr/lib/firewalld CONTENT_EX</text:span></text:p>
              <text:p text:style-name="psCode"><text:span text:style-name="tsDiag"> </text:span></text:p>
              <text:p text:style-name="psCode"><text:span text:style-name="tsDiag">aide --check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7 — SELinux Integr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SELinux provides mandatory access control that operates independently of firewalld. Together they form a defense-in-depth posture.</text:span></text:p>
            <text:p text:style-name="psBullet"><text:span text:style-name="tsBullet">◆ 11.7.1 firewalld's SELinux context</text:span></text:p>
            <text:p text:style-name="psBullet"><text:span text:style-name="tsBullet">◆ 11.7.2 Prevent nft from being called outside firewalld</text:span></text:p>
            <text:p text:style-name="psBullet"><text:span text:style-name="tsBullet">Without additional policy, any unconfined_t process (i.e., a root shell) can call nft directly and bypass firewalld entirely. Lockdown mode does NOT prevent this.</text:span></text:p>
            <text:p text:style-name="psBullet"><text:span text:style-name="tsBullet">Defense: use SELinux to constrain nft execution.</text:span></text:p>
            <text:p text:style-name="psBullet"><text:span text:style-name="tsBullet">◆ 11.7.3 SELinux booleans related to networking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ELinux provides mandatory access control that operates independently of firewalld. Together they form a defense-in-depth posture.</text:span></text:p>
              <text:p text:style-name="psCode"><text:span text:style-name="tsDiag"> </text:span></text:p>
              <text:p text:style-name="psCode"><text:span text:style-name="tsDiag">### 11.7.1 firewalld's SELinux contex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s -eZ | grep firewalld</text:span></text:p>
              <text:p text:style-name="psCode"><text:span text:style-name="tsDiag"> </text:span></text:p>
              <text:p text:style-name="psCode"><text:span text:style-name="tsDiag">sesearch --allow --source firewalld_t | head -2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7.2 Prevent nft from being called outside firewalld</text:span></text:p>
              <text:p text:style-name="psCode"><text:span text:style-name="tsDiag"> </text:span></text:p>
              <text:p text:style-name="psCode"><text:span text:style-name="tsDiag">Without additional policy, any `unconfined_t` process (i.e., a root shell) can call `nft` directly and bypass firewalld entirely. Lockdown mode does NOT prevent this.</text:span></text:p>
              <text:p text:style-name="psCode"><text:span text:style-name="tsDiag"> </text:span></text:p>
              <text:p text:style-name="psCode"><text:span text:style-name="tsDiag">Defense: use SELinux to constrain `nft` execution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ls -Z /usr/sbin/nft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7.3 SELinux booleans related to network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getsebool -a | grep -E "(ftp|http|ssh|nis|nfs|nmap|firewall)"</text:span></text:p>
              <text:p text:style-name="psCode"><text:span text:style-name="tsDiag"> </text:span></text:p>
              <text:p text:style-name="psCode"><text:span text:style-name="tsDiag">setsebool -P httpd_can_network_connect on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7 — SELinux Integ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ps -eZ | grep firewalld</text:span><text:line-break/><text:span text:style-name="tsCodeDyn_11_A8FF60_DejaVuSansMono"> </text:span><text:line-break/><text:span text:style-name="tsCodeDyn_11_A8FF60_DejaVuSansMono">sesearch --allow --source firewalld_t | head -20</text:span><text:line-break/><text:span text:style-name="tsCodeDyn_11_A8FF60_DejaVuSansMono"> </text:span><text:line-break/><text:span text:style-name="tsCodeDyn_11_A8FF60_DejaVuSansMono">ls -Z /usr/sbin/nft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getsebool -a | grep -E "(ftp|http|ssh|nis|nfs|nmap|firewall)"</text:span><text:line-break/><text:span text:style-name="tsCodeDyn_11_A8FF60_DejaVuSansMono"> </text:span><text:line-break/><text:span text:style-name="tsCodeDyn_11_A8FF60_DejaVuSansMono">setsebool -P httpd_can_network_connect on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s -eZ | grep firewalld</text:span></text:p>
              <text:p text:style-name="psCode"><text:span text:style-name="tsDiag"> </text:span></text:p>
              <text:p text:style-name="psCode"><text:span text:style-name="tsDiag">sesearch --allow --source firewalld_t | head -20</text:span></text:p>
              <text:p text:style-name="psCode"><text:span text:style-name="tsDiag"> </text:span></text:p>
              <text:p text:style-name="psCode"><text:span text:style-name="tsDiag">ls -Z /usr/sbin/nft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getsebool -a | grep -E "(ftp|http|ssh|nis|nfs|nmap|firewall)"</text:span></text:p>
              <text:p text:style-name="psCode"><text:span text:style-name="tsDiag"> </text:span></text:p>
              <text:p text:style-name="psCode"><text:span text:style-name="tsDiag">setsebool -P httpd_can_network_connect on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8 — CIS and STIG Hardening Recommendatio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Relevant CIS Benchmark items (RHEL 10)</text:span></text:p>
            <text:p text:style-name="psBullet"><text:span text:style-name="tsBullet">◆ Relevant STIG items (RHEL 10 STIG v1)</text:span></text:p>
            <text:p text:style-name="psBullet"><text:span text:style-name="tsBullet">◆ Applying correct file permission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Relevant CIS Benchmark items (RHEL 10)</text:span></text:p>
              <text:p text:style-name="psCode"><text:span text:style-name="tsDiag"> </text:span></text:p>
              <text:p text:style-name="psCode"><text:span text:style-name="tsDiag">| CIS ID | Recommendation | firewall-cmd implementation |</text:span></text:p>
              <text:p text:style-name="psCode"><text:span text:style-name="tsDiag">|--------|---------------|---------------------------|</text:span></text:p>
              <text:p text:style-name="psCode"><text:span text:style-name="tsDiag">| 3.5.1.1 | Ensure firewalld is installed and enabled | `systemctl enable --now firewalld` |</text:span></text:p>
              <text:p text:style-name="psCode"><text:span text:style-name="tsDiag">| 3.5.1.2 | Ensure iptables not in use alongside firewalld | `dnf remove iptables-legacy` |</text:span></text:p>
              <text:p text:style-name="psCode"><text:span text:style-name="tsDiag">| 3.5.1.3 | Ensure nftables not running separately | Verify `nft` rules come only from firewalld |</text:span></text:p>
              <text:p text:style-name="psCode"><text:span text:style-name="tsDiag">| 3.5.1.4 | Ensure default zone is set | `firewall-cmd --get-default-zone` → not `trusted` |</text:span></text:p>
              <text:p text:style-name="psCode"><text:span text:style-name="tsDiag">| 3.5.1.5 | Ensure no unneeded services open | Audit with `--list-all` per zone |</text:span></text:p>
              <text:p text:style-name="psCode"><text:span text:style-name="tsDiag">| 3.5.1.6 | Ensure only approved ports are open | Document and enforce per service |</text:span></text:p>
              <text:p text:style-name="psCode"><text:span text:style-name="tsDiag"> </text:span></text:p>
              <text:p text:style-name="psCode"><text:span text:style-name="tsDiag">### Relevant STIG items (RHEL 10 STIG v1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ystemctl is-active firewalld</text:span></text:p>
              <text:p text:style-name="psCode"><text:span text:style-name="tsDiag"> </text:span></text:p>
              <text:p text:style-name="psCode"><text:span text:style-name="tsDiag">firewall-cmd --get-default-zone    # should NOT return "trusted"</text:span></text:p>
              <text:p text:style-name="psCode"><text:span text:style-name="tsDiag"> </text:span></text:p>
              <text:p text:style-name="psCode"><text:span text:style-name="tsDiag">firewall-cmd --zone=public --query-service=ssh</text:span></text:p>
              <text:p text:style-name="psCode"><text:span text:style-name="tsDiag"> </text:span></text:p>
              <text:p text:style-name="psCode"><text:span text:style-name="tsDiag">stat /etc/firewalld/firewalld.conf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Applying correct file permission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hmod 0640 /etc/firewalld/firewalld.conf</text:span></text:p>
              <text:p text:style-name="psCode"><text:span text:style-name="tsDiag">chmod 0640 /etc/firewalld/zones/*.xml</text:span></text:p>
              <text:p text:style-name="psCode"><text:span text:style-name="tsDiag">chown -R root:root /etc/firewalld/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8 — CIS and STIG Hardening Recommendation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systemctl is-active firewalld</text:span><text:line-break/><text:span text:style-name="tsCodeDyn_11_A8FF60_DejaVuSansMono"> </text:span><text:line-break/><text:span text:style-name="tsCodeDyn_11_A8FF60_DejaVuSansMono">firewall-cmd --get-default-zone    # should NOT return "trusted"</text:span><text:line-break/><text:span text:style-name="tsCodeDyn_11_A8FF60_DejaVuSansMono"> </text:span><text:line-break/><text:span text:style-name="tsCodeDyn_11_A8FF60_DejaVuSansMono">firewall-cmd --zone=public --query-service=ssh</text:span><text:line-break/><text:span text:style-name="tsCodeDyn_11_A8FF60_DejaVuSansMono"> </text:span><text:line-break/><text:span text:style-name="tsCodeDyn_11_A8FF60_DejaVuSansMono">stat /etc/firewalld/firewalld.conf</text:span><text:line-break/><text:span text:style-name="tsCodeDyn_11_A8FF60_DejaVuSansMono"> </text:span><text:line-break/><text:span text:style-name="tsCodeDyn_11_A8FF60_DejaVuSansMono">chmod 0640 /etc/firewalld/firewalld.conf</text:span><text:line-break/><text:span text:style-name="tsCodeDyn_11_A8FF60_DejaVuSansMono">chmod 0640 /etc/firewalld/zones/*.xml</text:span><text:line-break/><text:span text:style-name="tsCodeDyn_11_A8FF60_DejaVuSansMono">chown -R root:root /etc/firewalld/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ystemctl is-active firewalld</text:span></text:p>
              <text:p text:style-name="psCode"><text:span text:style-name="tsDiag"> </text:span></text:p>
              <text:p text:style-name="psCode"><text:span text:style-name="tsDiag">firewall-cmd --get-default-zone    # should NOT return "trusted"</text:span></text:p>
              <text:p text:style-name="psCode"><text:span text:style-name="tsDiag"> </text:span></text:p>
              <text:p text:style-name="psCode"><text:span text:style-name="tsDiag">firewall-cmd --zone=public --query-service=ssh</text:span></text:p>
              <text:p text:style-name="psCode"><text:span text:style-name="tsDiag"> </text:span></text:p>
              <text:p text:style-name="psCode"><text:span text:style-name="tsDiag">stat /etc/firewalld/firewalld.conf</text:span></text:p>
              <text:p text:style-name="psCode"><text:span text:style-name="tsDiag"> </text:span></text:p>
              <text:p text:style-name="psCode"><text:span text:style-name="tsDiag">chmod 0640 /etc/firewalld/firewalld.conf</text:span></text:p>
              <text:p text:style-name="psCode"><text:span text:style-name="tsDiag">chmod 0640 /etc/firewalld/zones/*.xml</text:span></text:p>
              <text:p text:style-name="psCode"><text:span text:style-name="tsDiag">chown -R root:root /etc/firewalld/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1.8 — CIS and STIG Hardening Recommendation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9433584_892"/>
            <table:table-column table:style-name="tcCol_139861549433584_1148"/>
            <table:table-column table:style-name="tcCol_139861549433584_1148"/>
            <table:table-row>
              <table:table-cell table:style-name="tcsHeader">
                <text:p text:style-name="psCell"><text:span text:style-name="tsTh">CIS ID</text:span></text:p>
              </table:table-cell>
              <table:table-cell table:style-name="tcsHeader">
                <text:p text:style-name="psCell"><text:span text:style-name="tsTh">Recommendation</text:span></text:p>
              </table:table-cell>
              <table:table-cell table:style-name="tcsHeader">
                <text:p text:style-name="psCell"><text:span text:style-name="tsTh">firewall-cmd implementation</text:span></text:p>
              </table:table-cell>
            </table:table-row>
            <table:table-row>
              <table:table-cell table:style-name="tcsRowA">
                <text:p text:style-name="psCell"><text:span text:style-name="tsTd">3.5.1.1</text:span></text:p>
              </table:table-cell>
              <table:table-cell table:style-name="tcsRowA">
                <text:p text:style-name="psCell"><text:span text:style-name="tsTd">Ensure firewalld is installed and enabled</text:span></text:p>
              </table:table-cell>
              <table:table-cell table:style-name="tcsRowA">
                <text:p text:style-name="psCell"><text:span text:style-name="tsTd">systemctl enable --now firewalld</text:span></text:p>
              </table:table-cell>
            </table:table-row>
            <table:table-row>
              <table:table-cell table:style-name="tcsRowB">
                <text:p text:style-name="psCell"><text:span text:style-name="tsTd">3.5.1.2</text:span></text:p>
              </table:table-cell>
              <table:table-cell table:style-name="tcsRowB">
                <text:p text:style-name="psCell"><text:span text:style-name="tsTd">Ensure iptables not in use alongside firewalld</text:span></text:p>
              </table:table-cell>
              <table:table-cell table:style-name="tcsRowB">
                <text:p text:style-name="psCell"><text:span text:style-name="tsTd">dnf remove iptables-legacy</text:span></text:p>
              </table:table-cell>
            </table:table-row>
            <table:table-row>
              <table:table-cell table:style-name="tcsRowA">
                <text:p text:style-name="psCell"><text:span text:style-name="tsTd">3.5.1.3</text:span></text:p>
              </table:table-cell>
              <table:table-cell table:style-name="tcsRowA">
                <text:p text:style-name="psCell"><text:span text:style-name="tsTd">Ensure nftables not running separately</text:span></text:p>
              </table:table-cell>
              <table:table-cell table:style-name="tcsRowA">
                <text:p text:style-name="psCell"><text:span text:style-name="tsTd">Verify nft rules come only from firewalld</text:span></text:p>
              </table:table-cell>
            </table:table-row>
            <table:table-row>
              <table:table-cell table:style-name="tcsRowB">
                <text:p text:style-name="psCell"><text:span text:style-name="tsTd">3.5.1.4</text:span></text:p>
              </table:table-cell>
              <table:table-cell table:style-name="tcsRowB">
                <text:p text:style-name="psCell"><text:span text:style-name="tsTd">Ensure default zone is set</text:span></text:p>
              </table:table-cell>
              <table:table-cell table:style-name="tcsRowB">
                <text:p text:style-name="psCell"><text:span text:style-name="tsTd">firewall-cmd --get-default-zone → not trusted</text:span></text:p>
              </table:table-cell>
            </table:table-row>
            <table:table-row>
              <table:table-cell table:style-name="tcsRowA">
                <text:p text:style-name="psCell"><text:span text:style-name="tsTd">3.5.1.5</text:span></text:p>
              </table:table-cell>
              <table:table-cell table:style-name="tcsRowA">
                <text:p text:style-name="psCell"><text:span text:style-name="tsTd">Ensure no unneeded services open</text:span></text:p>
              </table:table-cell>
              <table:table-cell table:style-name="tcsRowA">
                <text:p text:style-name="psCell"><text:span text:style-name="tsTd">Audit with --list-all per zone</text:span></text:p>
              </table:table-cell>
            </table:table-row>
            <table:table-row>
              <table:table-cell table:style-name="tcsRowB">
                <text:p text:style-name="psCell"><text:span text:style-name="tsTd">3.5.1.6</text:span></text:p>
              </table:table-cell>
              <table:table-cell table:style-name="tcsRowB">
                <text:p text:style-name="psCell"><text:span text:style-name="tsTd">Ensure only approved ports are open</text:span></text:p>
              </table:table-cell>
              <table:table-cell table:style-name="tcsRowB">
                <text:p text:style-name="psCell"><text:span text:style-name="tsTd">Document and enforce per service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IS ID | Recommendation | firewall-cmd implementation</text:span></text:p>
              <text:p text:style-name="psCode"><text:span text:style-name="tsDiag">------------------------------------------------------------</text:span></text:p>
              <text:p text:style-name="psCode"><text:span text:style-name="tsDiag">3.5.1.1 | Ensure firewalld is installed and enabled | systemctl enable --now firewalld</text:span></text:p>
              <text:p text:style-name="psCode"><text:span text:style-name="tsDiag">3.5.1.2 | Ensure iptables not in use alongside firewalld | dnf remove iptables-legacy</text:span></text:p>
              <text:p text:style-name="psCode"><text:span text:style-name="tsDiag">3.5.1.3 | Ensure nftables not running separately | Verify nft rules come only from firewalld</text:span></text:p>
              <text:p text:style-name="psCode"><text:span text:style-name="tsDiag">3.5.1.4 | Ensure default zone is set | firewall-cmd --get-default-zone → not trusted</text:span></text:p>
              <text:p text:style-name="psCode"><text:span text:style-name="tsDiag">3.5.1.5 | Ensure no unneeded services open | Audit with --list-all per zone</text:span></text:p>
              <text:p text:style-name="psCode"><text:span text:style-name="tsDiag">3.5.1.6 | Ensure only approved ports are open | Document and enforce per servic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9 — Hardening firewalld.conf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Key settings in /etc/firewalld/firewalld.conf: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Key settings in `/etc/firewalld/firewalld.conf`:</text:span></text:p>
              <text:p text:style-name="psCode"><text:span text:style-name="tsDiag"> </text:span></text:p>
              <text:p text:style-name="psCode"><text:span text:style-name="tsDiag">```ini</text:span></text:p>
              <text:p text:style-name="psCode"><text:span text:style-name="tsDiag"> </text:span></text:p>
              <text:p text:style-name="psCode"><text:span text:style-name="tsDiag">Lockdown=yes</text:span></text:p>
              <text:p text:style-name="psCode"><text:span text:style-name="tsDiag"> </text:span></text:p>
              <text:p text:style-name="psCode"><text:span text:style-name="tsDiag">LogDenied=unicast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CleanupModulesOnExit=yes</text:span></text:p>
              <text:p text:style-name="psCode"><text:span text:style-name="tsDiag"> </text:span></text:p>
              <text:p text:style-name="psCode"><text:span text:style-name="tsDiag">IndividualCalls=no</text:span></text:p>
              <text:p text:style-name="psCode"><text:span text:style-name="tsDiag"> </text:span></text:p>
              <text:p text:style-name="psCode"><text:span text:style-name="tsDiag">StrictForwardPorts=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9 — Hardening firewalld.conf — INI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 </text:span><text:line-break/><text:span text:style-name="tsCodeDyn_11_A8FF60_DejaVuSansMono">Lockdown=yes</text:span><text:line-break/><text:span text:style-name="tsCodeDyn_11_A8FF60_DejaVuSansMono"> </text:span><text:line-break/><text:span text:style-name="tsCodeDyn_11_A8FF60_DejaVuSansMono">LogDenied=unicast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CleanupModulesOnExit=yes</text:span><text:line-break/><text:span text:style-name="tsCodeDyn_11_A8FF60_DejaVuSansMono"> </text:span><text:line-break/><text:span text:style-name="tsCodeDyn_11_A8FF60_DejaVuSansMono">IndividualCalls=no</text:span><text:line-break/><text:span text:style-name="tsCodeDyn_11_A8FF60_DejaVuSansMono"> </text:span><text:line-break/><text:span text:style-name="tsCodeDyn_11_A8FF60_DejaVuSansMono">StrictForwardPorts=y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 </text:span></text:p>
              <text:p text:style-name="psCode"><text:span text:style-name="tsDiag">Lockdown=yes</text:span></text:p>
              <text:p text:style-name="psCode"><text:span text:style-name="tsDiag"> </text:span></text:p>
              <text:p text:style-name="psCode"><text:span text:style-name="tsDiag">LogDenied=unicast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CleanupModulesOnExit=yes</text:span></text:p>
              <text:p text:style-name="psCode"><text:span text:style-name="tsDiag"> </text:span></text:p>
              <text:p text:style-name="psCode"><text:span text:style-name="tsDiag">IndividualCalls=no</text:span></text:p>
              <text:p text:style-name="psCode"><text:span text:style-name="tsDiag"> </text:span></text:p>
              <text:p text:style-name="psCode"><text:span text:style-name="tsDiag">StrictForwardPorts=yes</text:span></text:p>
            </draw:text-box>
          </draw:frame>
        </presentation:notes>
      </draw:page>
      <draw:page draw:style-name="dpLab" draw:master-page-name="RHELDark">
        <draw:frame draw:style-name="gsBanner" svg:x="0cm" svg:y="0cm" svg:width="33.87cm" svg:height="2.8cm">
          <draw:text-box>
            <text:p text:style-name="psTitle"><text:span text:style-name="tsH1Lab">🔧  Lab 11 — Lockdown Mode and Hardening</text:span></text:p>
          </draw:text-box>
        </draw:frame>
        <draw:frame draw:style-name="gsFrame" svg:x="1.5cm" svg:y="3.1cm" svg:width="30.87cm" svg:height="15.5cm">
          <draw:text-box>
            <text:p text:style-name="psBullet"><text:span text:style-name="tsLabStep">Objective: Enable lockdown, configure the whitelist, harden zones, and verify the configuration.</text:span></text:p>
            <text:p text:style-name="psBullet"><text:span text:style-name="tsLabStep">◆ Setup</text:span></text:p>
            <text:p text:style-name="psBullet"><text:span text:style-name="tsLabStep">◆ Step 1 — Enable lockdown mode</text:span></text:p>
            <text:p text:style-name="psBullet"><text:span text:style-name="tsLabStep">◆ Step 2 — Test that lockdown blocks changes</text:span></text:p>
            <text:p text:style-name="psBullet"><text:span text:style-name="tsLabStep">◆ Step 3 — Add firewall-cmd to the whitelist</text:span></text:p>
            <text:p text:style-name="psBullet"><text:span text:style-name="tsLabStep">◆ Step 4 — Retry the port addition</text:span></text:p>
            <text:p text:style-name="psBullet"><text:span text:style-name="tsLabStep">◆ Step 5 — Harden the external zone</text:span></text:p>
            <text:p text:style-name="psBullet"><text:span text:style-name="tsLabStep">◆ Step 6 — Verify the nftables rules for DROP targe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Step 7 — Audit all open services</text:span></text:p>
              <text:p text:style-name="psCode"><text:span text:style-name="tsDiag">◆ Step 8 — Set up auditd monitoring</text:span></text:p>
              <text:p text:style-name="psCode"><text:span text:style-name="tsDiag">◆ Step 9 — Save the hardened whitelist permanently</text:span></text:p>
              <text:p text:style-name="psCode"><text:span text:style-name="tsDiag">◆ Step 10 — Cleanup</text:span></text:p>
              <text:p text:style-name="psCode"><text:span text:style-name="tsDiag">◆ Lab Verification Checklist</text:span></text:p>
              <text:p text:style-name="psCode"><text:span text:style-name="tsDiag">• [ ] firewall-cmd --query-lockdown returns yes after enabling</text:span></text:p>
              <text:p text:style-name="psCode"><text:span text:style-name="tsDiag">• [ ] Unauthenticated D-Bus call returns ACCESS_DENIED</text:span></text:p>
              <text:p text:style-name="psCode"><text:span text:style-name="tsDiag">• [ ] After adding firewall-cmd to whitelist, port additions work again</text:span></text:p>
              <text:p text:style-name="psCode"><text:span text:style-name="tsDiag">• [ ] filterINexternal chain in nftables reflects DROP target</text:span></text:p>
              <text:p text:style-name="psCode"><text:span text:style-name="tsDiag">• [ ] ICMP block for echo-request is present in external zone</text:span></text:p>
              <text:p text:style-name="psCode"><text:span text:style-name="tsDiag">• [ ] Audit rule watches /etc/firewalld/</text:span></text:p>
              <text:p text:style-name="psCode"><text:span text:style-name="tsDiag">• [ ] /etc/firewalld/lockdown-whitelist.xml persists after reload</text:span></text:p>
              <text:p text:style-name="psCode"><text:span text:style-name="tsDiag"> </text:span></text:p>
              <text:p text:style-name="psCode"><text:span text:style-name="tsDiag">**Objective**: Enable lockdown, configure the whitelist, harden zones, and verify the configuration.</text:span></text:p>
              <text:p text:style-name="psCode"><text:span text:style-name="tsDiag"> </text:span></text:p>
              <text:p text:style-name="psCode"><text:span text:style-name="tsDiag">### Set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 — Enable lockdown mod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lockdown-on</text:span></text:p>
              <text:p text:style-name="psCode"><text:span text:style-name="tsDiag">firewall-cmd --query-lockdown    # → 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2 — Test that lockdown blocks chang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9999/tc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3 — Add firewall-cmd to the whitelis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 </text:span></text:p>
              <text:p text:style-name="psCode"><text:span text:style-name="tsDiag">firewall-cmd --add-lockdown-whitelist-uid=0</text:span></text:p>
              <text:p text:style-name="psCode"><text:span text:style-name="tsDiag"> </text:span></text:p>
              <text:p text:style-name="psCode"><text:span text:style-name="tsDiag">firewall-cmd --list-lockdown-whitelist-commands</text:span></text:p>
              <text:p text:style-name="psCode"><text:span text:style-name="tsDiag">firewall-cmd --list-lockdown-whitelist-uid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4 — Retry the port additio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zone=public --remove-port=9999/tc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5 — Harden the external zo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set-target=DROP</text:span></text:p>
              <text:p text:style-name="psCode"><text:span text:style-name="tsDiag"> </text:span></text:p>
              <text:p text:style-name="psCode"><text:span text:style-name="tsDiag">firewall-cmd --zone=external --add-icmp-block=echo-request</text:span></text:p>
              <text:p text:style-name="psCode"><text:span text:style-name="tsDiag"> </text:span></text:p>
              <text:p text:style-name="psCode"><text:span text:style-name="tsDiag">firewall-cmd --zone=external --list-services</text:span></text:p>
              <text:p text:style-name="psCode"><text:span text:style-name="tsDiag">firewall-cmd --zone=external --remove-service=dhcpv6-client 2&gt;/dev/null || true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6 — Verify the nftables rules for DROP targe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chain inet firewalld filter_IN_externa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7 — Audit all open servic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zone in $(firewall-cmd --get-zones); do</text:span></text:p>
              <text:p text:style-name="psCode"><text:span text:style-name="tsDiag">    services=$(firewall-cmd --zone=$zone --list-services)</text:span></text:p>
              <text:p text:style-name="psCode"><text:span text:style-name="tsDiag">    ports=$(firewall-cmd --zone=$zone --list-ports)</text:span></text:p>
              <text:p text:style-name="psCode"><text:span text:style-name="tsDiag">    if [ -n "$services" ] || [ -n "$ports" ]; then</text:span></text:p>
              <text:p text:style-name="psCode"><text:span text:style-name="tsDiag">        echo "=== $zone: services=[$services] ports=[$ports] ==="</text:span></text:p>
              <text:p text:style-name="psCode"><text:span text:style-name="tsDiag">    fi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8 — Set up auditd monitor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nf install -y audit 2&gt;/dev/null || true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ausearch -k firewall-config-change --interpret 2&gt;/dev/null || \</text:span></text:p>
              <text:p text:style-name="psCode"><text:span text:style-name="tsDiag">    journalctl -k --grep="firewall" --since="1 minute ago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9 — Save the hardened whitelist permanently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Lockdown=.*/Lockdown=yes/' /etc/firewalld/firewalld.conf</text:span></text:p>
              <text:p text:style-name="psCode"><text:span text:style-name="tsDiag">grep -q "^Lockdown=" /etc/firewalld/firewalld.conf || \</text:span></text:p>
              <text:p text:style-name="psCode"><text:span text:style-name="tsDiag">   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 # → 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0 — Clean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lockdown-off</text:span></text:p>
              <text:p text:style-name="psCode"><text:span text:style-name="tsDiag">firewall-cmd --zone=external --set-target=default</text:span></text:p>
              <text:p text:style-name="psCode"><text:span text:style-name="tsDiag">firewall-cmd --zone=external --remove-icmp-block=echo-reques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Lab Verification Checklist</text:span></text:p>
              <text:p text:style-name="psCode"><text:span text:style-name="tsDiag"> </text:span></text:p>
              <text:p text:style-name="psCode"><text:span text:style-name="tsDiag">- [ ] `firewall-cmd --query-lockdown` returns `yes` after enabling</text:span></text:p>
              <text:p text:style-name="psCode"><text:span text:style-name="tsDiag">- [ ] Unauthenticated D-Bus call returns `ACCESS_DENIED`</text:span></text:p>
              <text:p text:style-name="psCode"><text:span text:style-name="tsDiag">- [ ] After adding firewall-cmd to whitelist, port additions work again</text:span></text:p>
              <text:p text:style-name="psCode"><text:span text:style-name="tsDiag">- [ ] `filter_IN_external` chain in nftables reflects DROP target</text:span></text:p>
              <text:p text:style-name="psCode"><text:span text:style-name="tsDiag">- [ ] ICMP block for `echo-request` is present in external zone</text:span></text:p>
              <text:p text:style-name="psCode"><text:span text:style-name="tsDiag">- [ ] Audit rule watches `/etc/firewalld/`</text:span></text:p>
              <text:p text:style-name="psCode"><text:span text:style-name="tsDiag">- [ ] `/etc/firewalld/lockdown-whitelist.xml` persists after reload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~/firewalld-lab/start-lab.sh</text:span><text:line-break/><text:span text:style-name="tsCodeDyn_11_A8FF60_DejaVuSansMono">podman exec -it node1 bash</text:span><text:line-break/><text:span text:style-name="tsCodeDyn_11_A8FF60_DejaVuSansMono"> </text:span><text:line-break/><text:span text:style-name="tsCodeDyn_11_A8FF60_DejaVuSansMono">firewall-cmd --lockdown-on</text:span><text:line-break/><text:span text:style-name="tsCodeDyn_11_A8FF60_DejaVuSansMono">firewall-cmd --query-lockdown    # → yes</text:span><text:line-break/><text:span text:style-name="tsCodeDyn_11_A8FF60_DejaVuSansMono"> </text:span><text:line-break/><text:span text:style-name="tsCodeDyn_11_A8FF60_DejaVuSansMono">firewall-cmd --zone=public --add-port=9999/tcp</text:span><text:line-break/><text:span text:style-name="tsCodeDyn_11_A8FF60_DejaVuSansMono"> </text:span><text:line-break/><text:span text:style-name="tsCodeDyn_11_A8FF60_DejaVuSansMono">firewall-cmd --add-lockdown-whitelist-command='/usr/bin/python3 -s /usr/bin/firewall-cmd*'</text:span><text:line-break/><text:span text:style-name="tsCodeDyn_11_A8FF60_DejaVuSansMono"> </text:span><text:line-break/><text:span text:style-name="tsCodeDyn_11_A8FF60_DejaVuSansMono">firewall-cmd --add-lockdown-whitelist-uid=0</text:span><text:line-break/><text:span text:style-name="tsCodeDyn_11_A8FF60_DejaVuSansMono"> </text:span><text:line-break/><text:span text:style-name="tsCodeDyn_11_A8FF60_DejaVuSansMono">firewall-cmd --list-lockdown-whitelist-commands</text:span><text:line-break/><text:span text:style-name="tsCodeDyn_11_A8FF60_DejaVuSansMono">firewall-cmd --list-lockdown-whitelist-uids</text:span><text:line-break/><text:span text:style-name="tsCodeDyn_11_A8FF60_DejaVuSansMono"> </text:span><text:line-break/><text:span text:style-name="tsCodeDyn_11_A8FF60_DejaVuSansMono">firewall-cmd --zone=public --add-port=9999/tcp</text:span><text:line-break/><text:span text:style-name="tsCodeDyn_11_A8FF60_DejaVuSansMono"> </text:span><text:line-break/><text:span text:style-name="tsCodeDyn_11_A8FF60_DejaVuSansMono">firewall-cmd --zone=public --remove-port=9999/tcp</text:span><text:line-break/><text:span text:style-name="tsCodeDyn_11_A8FF60_DejaVuSansMono"> </text:span><text:line-break/><text:span text:style-name="tsCodeDyn_11_A8FF60_DejaVuSansMono">firewall-cmd --zone=external --set-target=DROP</text:span><text:line-break/><text:span text:style-name="tsCodeDyn_11_A8FF60_DejaVuSansMono"> </text:span><text:line-break/><text:span text:style-name="tsCodeDyn_11_A8FF60_DejaVuSansMono">firewall-cmd --zone=external --add-icmp-block=echo-request</text:span><text:line-break/><text:span text:style-name="tsCodeDyn_11_A8FF60_DejaVuSansMono"> </text:span><text:line-break/><text:span text:style-name="tsCodeDyn_11_A8FF60_DejaVuSansMono">firewall-cmd --zone=external --list-services</text:span><text:line-break/><text:span text:style-name="tsCodeDyn_11_A8FF60_DejaVuSansMono">firewall-cmd --zone=external --remove-service=dhcpv6-client 2&gt;/dev/null || true</text:span><text:line-break/><text:span text:style-name="tsCodeDyn_11_A8FF60_DejaVuSansMono"> </text:span><text:line-break/><text:span text:style-name="tsCodeDyn_11_A8FF60_DejaVuSansMono">firewall-cmd --zone=external --list-all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lockdown-on</text:span></text:p>
              <text:p text:style-name="psCode"><text:span text:style-name="tsDiag">firewall-cmd --query-lockdown    # → yes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 </text:span></text:p>
              <text:p text:style-name="psCode"><text:span text:style-name="tsDiag">firewall-cmd --add-lockdown-whitelist-uid=0</text:span></text:p>
              <text:p text:style-name="psCode"><text:span text:style-name="tsDiag"> </text:span></text:p>
              <text:p text:style-name="psCode"><text:span text:style-name="tsDiag">firewall-cmd --list-lockdown-whitelist-commands</text:span></text:p>
              <text:p text:style-name="psCode"><text:span text:style-name="tsDiag">firewall-cmd --list-lockdown-whitelist-uids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zone=public --remove-port=9999/tcp</text:span></text:p>
              <text:p text:style-name="psCode"><text:span text:style-name="tsDiag"> </text:span></text:p>
              <text:p text:style-name="psCode"><text:span text:style-name="tsDiag">firewall-cmd --zone=external --set-target=DROP</text:span></text:p>
              <text:p text:style-name="psCode"><text:span text:style-name="tsDiag"> </text:span></text:p>
              <text:p text:style-name="psCode"><text:span text:style-name="tsDiag">firewall-cmd --zone=external --add-icmp-block=echo-request</text:span></text:p>
              <text:p text:style-name="psCode"><text:span text:style-name="tsDiag"> </text:span></text:p>
              <text:p text:style-name="psCode"><text:span text:style-name="tsDiag">firewall-cmd --zone=external --list-services</text:span></text:p>
              <text:p text:style-name="psCode"><text:span text:style-name="tsDiag">firewall-cmd --zone=external --remove-service=dhcpv6-client 2&gt;/dev/null || true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 </text:span></text:p>
              <text:p text:style-name="psCode"><text:span text:style-name="tsDiag">nft list chain inet firewalld filter_IN_external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 (cont. 2)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list chain inet firewalld filter_IN_external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lockdown-on</text:span></text:p>
              <text:p text:style-name="psCode"><text:span text:style-name="tsDiag">firewall-cmd --query-lockdown    # → yes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 </text:span></text:p>
              <text:p text:style-name="psCode"><text:span text:style-name="tsDiag">firewall-cmd --add-lockdown-whitelist-uid=0</text:span></text:p>
              <text:p text:style-name="psCode"><text:span text:style-name="tsDiag"> </text:span></text:p>
              <text:p text:style-name="psCode"><text:span text:style-name="tsDiag">firewall-cmd --list-lockdown-whitelist-commands</text:span></text:p>
              <text:p text:style-name="psCode"><text:span text:style-name="tsDiag">firewall-cmd --list-lockdown-whitelist-uids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zone=public --remove-port=9999/tcp</text:span></text:p>
              <text:p text:style-name="psCode"><text:span text:style-name="tsDiag"> </text:span></text:p>
              <text:p text:style-name="psCode"><text:span text:style-name="tsDiag">firewall-cmd --zone=external --set-target=DROP</text:span></text:p>
              <text:p text:style-name="psCode"><text:span text:style-name="tsDiag"> </text:span></text:p>
              <text:p text:style-name="psCode"><text:span text:style-name="tsDiag">firewall-cmd --zone=external --add-icmp-block=echo-request</text:span></text:p>
              <text:p text:style-name="psCode"><text:span text:style-name="tsDiag"> </text:span></text:p>
              <text:p text:style-name="psCode"><text:span text:style-name="tsDiag">firewall-cmd --zone=external --list-services</text:span></text:p>
              <text:p text:style-name="psCode"><text:span text:style-name="tsDiag">firewall-cmd --zone=external --remove-service=dhcpv6-client 2&gt;/dev/null || true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 </text:span></text:p>
              <text:p text:style-name="psCode"><text:span text:style-name="tsDiag">nft list chain inet firewalld filter_IN_external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or zone in $(firewall-cmd --get-zones); do</text:span><text:line-break/><text:span text:style-name="tsCodeDyn_11_A8FF60_DejaVuSansMono">    services=$(firewall-cmd --zone=$zone --list-services)</text:span><text:line-break/><text:span text:style-name="tsCodeDyn_11_A8FF60_DejaVuSansMono">    ports=$(firewall-cmd --zone=$zone --list-ports)</text:span><text:line-break/><text:span text:style-name="tsCodeDyn_11_A8FF60_DejaVuSansMono">    if [ -n "$services" ] || [ -n "$ports" ]; then</text:span><text:line-break/><text:span text:style-name="tsCodeDyn_11_A8FF60_DejaVuSansMono">        echo "=== $zone: services=[$services] ports=[$ports] ==="</text:span><text:line-break/><text:span text:style-name="tsCodeDyn_11_A8FF60_DejaVuSansMono">    fi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dnf install -y audit 2&gt;/dev/null || true</text:span><text:line-break/><text:span text:style-name="tsCodeDyn_11_A8FF60_DejaVuSansMono"> </text:span><text:line-break/><text:span text:style-name="tsCodeDyn_11_A8FF60_DejaVuSansMono">auditctl -w /etc/firewalld/ -p wa -k firewall-config-change</text:span><text:line-break/><text:span text:style-name="tsCodeDyn_11_A8FF60_DejaVuSansMono"> </text:span><text:line-break/><text:span text:style-name="tsCodeDyn_11_A8FF60_DejaVuSansMono">firewall-cmd --set-log-denied=all --permanent</text:span><text:line-break/><text:span text:style-name="tsCodeDyn_11_A8FF60_DejaVuSansMono">ausearch -k firewall-config-change --interpret 2&gt;/dev/null || \</text:span><text:line-break/><text:span text:style-name="tsCodeDyn_11_A8FF60_DejaVuSansMono">    journalctl -k --grep="firewall" --since="1 minute ago"</text:span><text:line-break/><text:span text:style-name="tsCodeDyn_11_A8FF60_DejaVuSansMono"> </text:span><text:line-break/><text:span text:style-name="tsCodeDyn_11_A8FF60_DejaVuSansMono">cat &gt; /etc/firewalld/lockdown-whitelist.xml &lt;&lt; 'EOF'</text:span><text:line-break/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command name="/usr/bin/python3 -s /usr/bin/firewall-cmd*"/&gt;</text:span><text:line-break/><text:span text:style-name="tsCodeDyn_11_A8FF60_DejaVuSansMono">  &lt;user id="0"/&gt;</text:span><text:line-break/><text:span text:style-name="tsCodeDyn_11_A8FF60_DejaVuSansMono">&lt;/whitelist&gt;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sed -i 's/^Lockdown=.*/Lockdown=yes/' /etc/firewalld/firewalld.conf</text:span><text:line-break/><text:span text:style-name="tsCodeDyn_11_A8FF60_DejaVuSansMono">grep -q "^Lockdown=" /etc/firewalld/firewalld.conf || \</text:span><text:line-break/><text:span text:style-name="tsCodeDyn_11_A8FF60_DejaVuSansMono">    echo "Lockdown=yes" &gt;&gt; /etc/firewalld/firewalld.conf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zone in $(firewall-cmd --get-zones); do</text:span></text:p>
              <text:p text:style-name="psCode"><text:span text:style-name="tsDiag">    services=$(firewall-cmd --zone=$zone --list-services)</text:span></text:p>
              <text:p text:style-name="psCode"><text:span text:style-name="tsDiag">    ports=$(firewall-cmd --zone=$zone --list-ports)</text:span></text:p>
              <text:p text:style-name="psCode"><text:span text:style-name="tsDiag">    if [ -n "$services" ] || [ -n "$ports" ]; then</text:span></text:p>
              <text:p text:style-name="psCode"><text:span text:style-name="tsDiag">        echo "=== $zone: services=[$services] ports=[$ports] ==="</text:span></text:p>
              <text:p text:style-name="psCode"><text:span text:style-name="tsDiag">    fi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dnf install -y audit 2&gt;/dev/null || true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ausearch -k firewall-config-change --interpret 2&gt;/dev/null || \</text:span></text:p>
              <text:p text:style-name="psCode"><text:span text:style-name="tsDiag">    journalctl -k --grep="firewall" --since="1 minute ago"</text:span></text:p>
              <text:p text:style-name="psCode"><text:span text:style-name="tsDiag"> 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Lockdown=.*/Lockdown=yes/' /etc/firewalld/firewalld.conf</text:span></text:p>
              <text:p text:style-name="psCode"><text:span text:style-name="tsDiag">grep -q "^Lockdown=" /etc/firewalld/firewalld.conf || \</text:span></text:p>
              <text:p text:style-name="psCode"><text:span text:style-name="tsDiag">   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 # → yes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 (cont. 2)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reload</text:span><text:line-break/><text:span text:style-name="tsCodeDyn_11_A8FF60_DejaVuSansMono">firewall-cmd --query-lockdown    # → y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zone in $(firewall-cmd --get-zones); do</text:span></text:p>
              <text:p text:style-name="psCode"><text:span text:style-name="tsDiag">    services=$(firewall-cmd --zone=$zone --list-services)</text:span></text:p>
              <text:p text:style-name="psCode"><text:span text:style-name="tsDiag">    ports=$(firewall-cmd --zone=$zone --list-ports)</text:span></text:p>
              <text:p text:style-name="psCode"><text:span text:style-name="tsDiag">    if [ -n "$services" ] || [ -n "$ports" ]; then</text:span></text:p>
              <text:p text:style-name="psCode"><text:span text:style-name="tsDiag">        echo "=== $zone: services=[$services] ports=[$ports] ==="</text:span></text:p>
              <text:p text:style-name="psCode"><text:span text:style-name="tsDiag">    fi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dnf install -y audit 2&gt;/dev/null || true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ausearch -k firewall-config-change --interpret 2&gt;/dev/null || \</text:span></text:p>
              <text:p text:style-name="psCode"><text:span text:style-name="tsDiag">    journalctl -k --grep="firewall" --since="1 minute ago"</text:span></text:p>
              <text:p text:style-name="psCode"><text:span text:style-name="tsDiag"> 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Lockdown=.*/Lockdown=yes/' /etc/firewalld/firewalld.conf</text:span></text:p>
              <text:p text:style-name="psCode"><text:span text:style-name="tsDiag">grep -q "^Lockdown=" /etc/firewalld/firewalld.conf || \</text:span></text:p>
              <text:p text:style-name="psCode"><text:span text:style-name="tsDiag">   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 # → yes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lockdown-off</text:span><text:line-break/><text:span text:style-name="tsCodeDyn_11_A8FF60_DejaVuSansMono">firewall-cmd --zone=external --set-target=default</text:span><text:line-break/><text:span text:style-name="tsCodeDyn_11_A8FF60_DejaVuSansMono">firewall-cmd --zone=external --remove-icmp-block=echo-reques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lockdown-off</text:span></text:p>
              <text:p text:style-name="psCode"><text:span text:style-name="tsDiag">firewall-cmd --zone=external --set-target=default</text:span></text:p>
              <text:p text:style-name="psCode"><text:span text:style-name="tsDiag">firewall-cmd --zone=external --remove-icmp-block=echo-reques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Key Takeaway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ext: Module 12 — Direct Rules and Advanced nftabl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| Topic | Key Point |</text:span></text:p>
              <text:p text:style-name="psCode"><text:span text:style-name="tsDiag">|-------|-----------|</text:span></text:p>
              <text:p text:style-name="psCode"><text:span text:style-name="tsDiag">| Lockdown mode | Controls who can modify firewall via D-Bus; doesn't stop direct `nft` calls |</text:span></text:p>
              <text:p text:style-name="psCode"><text:span text:style-name="tsDiag">| Whitelist | Match by command, SELinux context, UID, or username |</text:span></text:p>
              <text:p text:style-name="psCode"><text:span text:style-name="tsDiag">| Zone targets | `DROP` for hostile-facing zones; `ACCEPT` only for fully trusted |</text:span></text:p>
              <text:p text:style-name="psCode"><text:span text:style-name="tsDiag">| Source-based zones | More precise than interface-based; supports overlapping subnets |</text:span></text:p>
              <text:p text:style-name="psCode"><text:span text:style-name="tsDiag">| Defense in depth | Lockdown + SELinux + auditd together; no single control is sufficient |</text:span></text:p>
              <text:p text:style-name="psCode"><text:span text:style-name="tsDiag">| CIS/STIG | Default zone must not be `trusted`; firewalld must be enabled; SSH must remain accessible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Next: [Module 12 — Direct Rules and Advanced nftables](12-direct-rules-and-advanced-nftables.md)*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Key Takeaway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5922208_892"/>
            <table:table-column table:style-name="tcCol_139861545922208_2295"/>
            <table:table-row>
              <table:table-cell table:style-name="tcsHeader">
                <text:p text:style-name="psCell"><text:span text:style-name="tsTh">Topic</text:span></text:p>
              </table:table-cell>
              <table:table-cell table:style-name="tcsHeader">
                <text:p text:style-name="psCell"><text:span text:style-name="tsTh">Key Point</text:span></text:p>
              </table:table-cell>
            </table:table-row>
            <table:table-row>
              <table:table-cell table:style-name="tcsRowA">
                <text:p text:style-name="psCell"><text:span text:style-name="tsTd">Lockdown mode</text:span></text:p>
              </table:table-cell>
              <table:table-cell table:style-name="tcsRowA">
                <text:p text:style-name="psCell"><text:span text:style-name="tsTd">Controls who can modify firewall via D-Bus; doesn't stop direct nft calls</text:span></text:p>
              </table:table-cell>
            </table:table-row>
            <table:table-row>
              <table:table-cell table:style-name="tcsRowB">
                <text:p text:style-name="psCell"><text:span text:style-name="tsTd">Whitelist</text:span></text:p>
              </table:table-cell>
              <table:table-cell table:style-name="tcsRowB">
                <text:p text:style-name="psCell"><text:span text:style-name="tsTd">Match by command, SELinux context, UID, or username</text:span></text:p>
              </table:table-cell>
            </table:table-row>
            <table:table-row>
              <table:table-cell table:style-name="tcsRowA">
                <text:p text:style-name="psCell"><text:span text:style-name="tsTd">Zone targets</text:span></text:p>
              </table:table-cell>
              <table:table-cell table:style-name="tcsRowA">
                <text:p text:style-name="psCell"><text:span text:style-name="tsTd">DROP for hostile-facing zones; ACCEPT only for fully trusted</text:span></text:p>
              </table:table-cell>
            </table:table-row>
            <table:table-row>
              <table:table-cell table:style-name="tcsRowB">
                <text:p text:style-name="psCell"><text:span text:style-name="tsTd">Source-based zones</text:span></text:p>
              </table:table-cell>
              <table:table-cell table:style-name="tcsRowB">
                <text:p text:style-name="psCell"><text:span text:style-name="tsTd">More precise than interface-based; supports overlapping subnets</text:span></text:p>
              </table:table-cell>
            </table:table-row>
            <table:table-row>
              <table:table-cell table:style-name="tcsRowA">
                <text:p text:style-name="psCell"><text:span text:style-name="tsTd">Defense in depth</text:span></text:p>
              </table:table-cell>
              <table:table-cell table:style-name="tcsRowA">
                <text:p text:style-name="psCell"><text:span text:style-name="tsTd">Lockdown + SELinux + auditd together; no single control is sufficient</text:span></text:p>
              </table:table-cell>
            </table:table-row>
            <table:table-row>
              <table:table-cell table:style-name="tcsRowB">
                <text:p text:style-name="psCell"><text:span text:style-name="tsTd">CIS/STIG</text:span></text:p>
              </table:table-cell>
              <table:table-cell table:style-name="tcsRowB">
                <text:p text:style-name="psCell"><text:span text:style-name="tsTd">Default zone must not be trusted; firewalld must be enabled; SSH must remain accessible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opic | Key Point</text:span></text:p>
              <text:p text:style-name="psCode"><text:span text:style-name="tsDiag">------------------------------------------------------------</text:span></text:p>
              <text:p text:style-name="psCode"><text:span text:style-name="tsDiag">Lockdown mode | Controls who can modify firewall via D-Bus; doesn't stop direct nft calls</text:span></text:p>
              <text:p text:style-name="psCode"><text:span text:style-name="tsDiag">Whitelist | Match by command, SELinux context, UID, or username</text:span></text:p>
              <text:p text:style-name="psCode"><text:span text:style-name="tsDiag">Zone targets | DROP for hostile-facing zones; ACCEPT only for fully trusted</text:span></text:p>
              <text:p text:style-name="psCode"><text:span text:style-name="tsDiag">Source-based zones | More precise than interface-based; supports overlapping subnets</text:span></text:p>
              <text:p text:style-name="psCode"><text:span text:style-name="tsDiag">Defense in depth | Lockdown + SELinux + auditd together; no single control is sufficient</text:span></text:p>
              <text:p text:style-name="psCode"><text:span text:style-name="tsDiag">CIS/STIG | Default zone must not be trusted; firewalld must be enabled; SSH must remain accessible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